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3" table:default-cell-style-name="ce3"/>
        <table:table-column table:style-name="co9" table:default-cell-style-name="ce3"/>
        <table:table-column table:style-name="co12" table:number-columns-repeated="238" table:default-cell-style-name="ce3"/>
        <table:table-column table:style-name="co12" table:number-columns-repeated="767" table:default-cell-style-name="Default"/>
        <table:table-header-rows>
          <table:table-row table:style-name="ro1">
            <table:table-cell table:style-name="ce2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4"/>
            <table:table-cell table:number-columns-repeated="1005"/>
          </table:table-row>
          <table:table-row table:style-name="ro2">
            <table:table-cell/>
            <table:table-cell table:style-name="ce15" table:number-columns-repeated="2"/>
            <table:table-cell table:style-name="ce28"/>
            <table:table-cell table:style-name="ce15" table:number-columns-repeated="2"/>
            <table:table-cell table:style-name="ce34" office:value-type="string" office:string-value="      中 華 民 國 104 年 4 月 份" calcext:value-type="string">
              <text:p><text:s text:c="7"/>中 華 民 國 104 年 4 月 份 </text:p>
            </table:table-cell>
            <table:table-cell table:style-name="ce15" table:number-columns-repeated="10"/>
            <table:table-cell table:style-name="ce39" office:value-type="string" calcext:value-type="string">
              <text:p><text:s text:c="14"/>單位：人；‰；對</text:p>
            </table:table-cell>
            <table:table-cell table:style-name="ce15"/>
            <table:table-cell table:number-columns-repeated="1005"/>
          </table:table-row>
          <table:table-row table:style-name="ro3">
            <table:table-cell table:style-name="ce4"/>
            <table:table-cell table:style-name="ce16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6"/>
            <table:table-cell table:style-name="ce16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6"/>
            <table:table-cell table:style-name="ce16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6"/>
            <table:table-cell table:style-name="ce35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5"/>
            <table:table-cell table:style-name="ce16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6"/>
            <table:table-cell table:style-name="ce37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6"/>
            <table:covered-table-cell table:style-name="ce37"/>
            <table:table-cell table:number-columns-repeated="1005"/>
          </table:table-row>
          <table:table-row table:style-name="ro4">
            <table:table-cell table:style-name="ce5" office:value-type="string" calcext:value-type="string">
              <text:p>區 <text:s/>域 <text:s/>別</text:p>
            </table:table-cell>
            <table:table-cell table:style-name="ce17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29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7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6"/>
            <table:table-cell table:style-name="ce18" office:value-type="string" calcext:value-type="string">
              <text:p>人口數</text:p>
            </table:table-cell>
            <table:covered-table-cell table:style-name="ce24"/>
            <table:table-cell table:style-name="ce30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8" office:value-type="string" calcext:value-type="string">
              <text:p>死亡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結婚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7" office:value-type="string" office:string-value="總    計" calcext:value-type="string">
            <text:p><text:s/>總 <text:s text:c="3"/>計 </text:p>
          </table:table-cell>
          <table:table-cell table:style-name="ce19" table:formula="of:=SUM([.B7:.B13];[.B28])" office:value-type="float" office:value="3100" calcext:value-type="float">
            <text:p><text:s text:c="3"/>3,100 </text:p>
          </table:table-cell>
          <table:table-cell table:style-name="ce25" table:formula="of:=[.B6]/['file:///D:/0662/A.%E9%80%9F%E5%A0%B1/104%E5%B9%B4/%E9%80%9F%E5%A0%B1-104.4%E5%85%AC%E5%BC%8F-%E6%96%B0(%E6%94%B9%E8%A1%A86%E5%85%AC%E5%BC%8F).xls'#$當月速報連結.AZ15]*1000" office:value-type="float" office:value="0.132200181608933" calcext:value-type="float">
            <text:p><text:s text:c="3"/>0.13 </text:p>
          </table:table-cell>
          <table:table-cell table:style-name="ce25" table:formula="of:=[.B6]/['file:///D:/0662/A.%E9%80%9F%E5%A0%B1/104%E5%B9%B4/%E9%80%9F%E5%A0%B1-104.4%E5%85%AC%E5%BC%8F-%E6%96%B0(%E6%94%B9%E8%A1%A86%E5%85%AC%E5%BC%8F).xls'#$當月速報連結.AZ15]*365/30*1000" office:value-type="float" office:value="1.60843554290869" calcext:value-type="float">
            <text:p><text:s text:c="3"/>1.61 </text:p>
          </table:table-cell>
          <table:table-cell table:style-name="ce19" table:formula="of:=SUM([.E7:.E13];[.E28])" office:value-type="float" office:value="2584" calcext:value-type="float">
            <text:p><text:s text:c="3"/>2,584 </text:p>
          </table:table-cell>
          <table:table-cell table:style-name="ce25" table:formula="of:=[.E6]/['file:///D:/0662/A.%E9%80%9F%E5%A0%B1/104%E5%B9%B4/%E9%80%9F%E5%A0%B1-104.4%E5%85%AC%E5%BC%8F-%E6%96%B0(%E6%94%B9%E8%A1%A86%E5%85%AC%E5%BC%8F).xls'#$當月速報連結.BC15]*1000" office:value-type="float" office:value="0.110187964719554" calcext:value-type="float">
            <text:p><text:s text:c="3"/>0.11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O15]" office:value-type="float" office:value="1.34" calcext:value-type="float">
            <text:p><text:s text:c="3"/>1.34 </text:p>
          </table:table-cell>
          <table:table-cell table:style-name="ce19" table:formula="of:=SUM([.H7:.H13];[.H28])" office:value-type="float" office:value="16586" calcext:value-type="float">
            <text:p><text:s text:c="3"/>16,586 </text:p>
          </table:table-cell>
          <table:table-cell table:style-name="ce25" table:formula="of:=[.H6]/['file:///D:/0662/A.%E9%80%9F%E5%A0%B1/104%E5%B9%B4/%E9%80%9F%E5%A0%B1-104.4%E5%85%AC%E5%BC%8F-%E6%96%B0(%E6%94%B9%E8%A1%A86%E5%85%AC%E5%BC%8F).xls'#$當月速報連結.BC15]*1000" office:value-type="float" office:value="0.707266866423574" calcext:value-type="float">
            <text:p><text:s text:c="3"/>0.71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K15]" office:value-type="float" office:value="8.61" calcext:value-type="float">
            <text:p><text:s text:c="3"/>8.61 </text:p>
          </table:table-cell>
          <table:table-cell table:style-name="ce19" table:formula="of:=SUM([.K7:.K13];[.K28])" office:value-type="float" office:value="14002" calcext:value-type="float">
            <text:p><text:s text:c="3"/>14,002 </text:p>
          </table:table-cell>
          <table:table-cell table:style-name="ce25" table:formula="of:=[.K6]/['file:///D:/0662/A.%E9%80%9F%E5%A0%B1/104%E5%B9%B4/%E9%80%9F%E5%A0%B1-104.4%E5%85%AC%E5%BC%8F-%E6%96%B0(%E6%94%B9%E8%A1%A86%E5%85%AC%E5%BC%8F).xls'#$當月速報連結.BC15]*1000" office:value-type="float" office:value="0.59707890170402" calcext:value-type="float">
            <text:p><text:s text:c="3"/>0.60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M15]" office:value-type="float" office:value="7.26" calcext:value-type="float">
            <text:p><text:s text:c="3"/>7.26 </text:p>
          </table:table-cell>
          <table:table-cell table:style-name="ce19" table:formula="of:=SUM([.N7:.N13];[.N28])" office:value-type="float" office:value="9763" calcext:value-type="float">
            <text:p><text:s text:c="3"/>9,763 </text:p>
          </table:table-cell>
          <table:table-cell table:style-name="ce25" table:formula="of:=[.N6]/['file:///D:/0662/A.%E9%80%9F%E5%A0%B1/104%E5%B9%B4/%E9%80%9F%E5%A0%B1-104.4%E5%85%AC%E5%BC%8F-%E6%96%B0(%E6%94%B9%E8%A1%A86%E5%85%AC%E5%BC%8F).xls'#$當月速報連結.BC15]*1000" office:value-type="float" office:value="0.416317762986455" calcext:value-type="float">
            <text:p><text:s text:c="3"/>0.42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Q15]" office:value-type="float" office:value="5.07" calcext:value-type="float">
            <text:p><text:s text:c="3"/>5.07 </text:p>
          </table:table-cell>
          <table:table-cell table:style-name="ce19" table:formula="of:=SUM([.Q7:.Q13];[.Q28])" office:value-type="float" office:value="4434" calcext:value-type="float">
            <text:p><text:s text:c="3"/>4,434 </text:p>
          </table:table-cell>
          <table:table-cell table:style-name="ce25" table:formula="of:=[.Q6]/['file:///D:/0662/A.%E9%80%9F%E5%A0%B1/104%E5%B9%B4/%E9%80%9F%E5%A0%B1-104.4%E5%85%AC%E5%BC%8F-%E6%96%B0(%E6%94%B9%E8%A1%A86%E5%85%AC%E5%BC%8F).xls'#$當月速報連結.BC15]*1000" office:value-type="float" office:value="0.18907640695298" calcext:value-type="float">
            <text:p><text:s text:c="3"/>0.19 </text:p>
          </table:table-cell>
          <table:table-cell table:style-name="ce40" table:formula="of:=['file:///D:/0662/A.%E9%80%9F%E5%A0%B1/104%E5%B9%B4/%E9%80%9F%E5%A0%B1-104.4%E5%85%AC%E5%BC%8F-%E6%96%B0(%E6%94%B9%E8%A1%A86%E5%85%AC%E5%BC%8F).xls'#$當月速報連結.S15]" office:value-type="float" office:value="2.3" calcext:value-type="float">
            <text:p><text:s text:c="3"/>2.30 </text:p>
          </table:table-cell>
          <table:table-cell table:style-name="ce43" table:number-columns-repeated="17"/>
          <table:table-cell table:number-columns-repeated="988"/>
        </table:table-row>
        <table:table-row table:style-name="ro6">
          <table:table-cell table:style-name="ce7" office:value-type="string" office:string-value="新北市" calcext:value-type="string">
            <text:p><text:s/>新北市 </text:p>
          </table:table-cell>
          <table:table-cell table:style-name="ce19" table:formula="of:=['file:///D:/0662/A.%E9%80%9F%E5%A0%B1/104%E5%B9%B4/%E9%80%9F%E5%A0%B1-104.4%E5%85%AC%E5%BC%8F-%E6%96%B0(%E6%94%B9%E8%A1%A86%E5%85%AC%E5%BC%8F).xls'#$當月速報連結.G16]-['file:///D:/0662/A.%E9%80%9F%E5%A0%B1/104%E5%B9%B4/%E9%80%9F%E5%A0%B1-104.4%E5%85%AC%E5%BC%8F-%E6%96%B0(%E6%94%B9%E8%A1%A86%E5%85%AC%E5%BC%8F).xls'#$當月速報連結.AZ16]" office:value-type="float" office:value="-761" calcext:value-type="float">
            <text:p><text:s/>－761 </text:p>
          </table:table-cell>
          <table:table-cell table:style-name="ce25" table:formula="of:=[.B7]/['file:///D:/0662/A.%E9%80%9F%E5%A0%B1/104%E5%B9%B4/%E9%80%9F%E5%A0%B1-104.4%E5%85%AC%E5%BC%8F-%E6%96%B0(%E6%94%B9%E8%A1%A86%E5%85%AC%E5%BC%8F).xls'#$當月速報連結.AZ16]*1000" office:value-type="float" office:value="-0.191897971807389" calcext:value-type="float">
            <text:p><text:s/>－0.19 </text:p>
          </table:table-cell>
          <table:table-cell table:style-name="ce25" table:formula="of:=[.B7]/['file:///D:/0662/A.%E9%80%9F%E5%A0%B1/104%E5%B9%B4/%E9%80%9F%E5%A0%B1-104.4%E5%85%AC%E5%BC%8F-%E6%96%B0(%E6%94%B9%E8%A1%A86%E5%85%AC%E5%BC%8F).xls'#$當月速報連結.AZ16]*365/30*1000" office:value-type="float" office:value="-2.3347586569899" calcext:value-type="float">
            <text:p><text:s/>－2.33 </text:p>
          </table:table-cell>
          <table:table-cell table:style-name="ce31" table:formula="of:=[.H7]-[.K7]" office:value-type="float" office:value="848" calcext:value-type="float">
            <text:p><text:s text:c="3"/>848 </text:p>
          </table:table-cell>
          <table:table-cell table:style-name="ce25" table:formula="of:=[.E7]/['file:///D:/0662/A.%E9%80%9F%E5%A0%B1/104%E5%B9%B4/%E9%80%9F%E5%A0%B1-104.4%E5%85%AC%E5%BC%8F-%E6%96%B0(%E6%94%B9%E8%A1%A86%E5%85%AC%E5%BC%8F).xls'#$當月速報連結.BC16]*1000" office:value-type="float" office:value="0.213856892666915" calcext:value-type="float">
            <text:p><text:s text:c="3"/>0.21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O16]" office:value-type="float" office:value="2.6" calcext:value-type="float">
            <text:p><text:s text:c="3"/>2.60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J16]" office:value-type="float" office:value="2820" calcext:value-type="float">
            <text:p><text:s text:c="3"/>2,820 </text:p>
          </table:table-cell>
          <table:table-cell table:style-name="ce25" table:formula="of:=[.H7]/['file:///D:/0662/A.%E9%80%9F%E5%A0%B1/104%E5%B9%B4/%E9%80%9F%E5%A0%B1-104.4%E5%85%AC%E5%BC%8F-%E6%96%B0(%E6%94%B9%E8%A1%A86%E5%85%AC%E5%BC%8F).xls'#$當月速報連結.BC16]*1000" office:value-type="float" office:value="0.711175044010261" calcext:value-type="float">
            <text:p><text:s text:c="3"/>0.71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K16]" office:value-type="float" office:value="8.65" calcext:value-type="float">
            <text:p><text:s text:c="3"/>8.65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L16]" office:value-type="float" office:value="1972" calcext:value-type="float">
            <text:p><text:s text:c="3"/>1,972 </text:p>
          </table:table-cell>
          <table:table-cell table:style-name="ce25" table:formula="of:=[.K7]/['file:///D:/0662/A.%E9%80%9F%E5%A0%B1/104%E5%B9%B4/%E9%80%9F%E5%A0%B1-104.4%E5%85%AC%E5%BC%8F-%E6%96%B0(%E6%94%B9%E8%A1%A86%E5%85%AC%E5%BC%8F).xls'#$當月速報連結.BC16]*1000" office:value-type="float" office:value="0.497318151343345" calcext:value-type="float">
            <text:p><text:s text:c="3"/>0.50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M16]" office:value-type="float" office:value="6.05" calcext:value-type="float">
            <text:p><text:s text:c="3"/>6.05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P16]" office:value-type="float" office:value="1664" calcext:value-type="float">
            <text:p><text:s text:c="3"/>1,664 </text:p>
          </table:table-cell>
          <table:table-cell table:style-name="ce25" table:formula="of:=[.N7]/['file:///D:/0662/A.%E9%80%9F%E5%A0%B1/104%E5%B9%B4/%E9%80%9F%E5%A0%B1-104.4%E5%85%AC%E5%BC%8F-%E6%96%B0(%E6%94%B9%E8%A1%A86%E5%85%AC%E5%BC%8F).xls'#$當月速報連結.BC16]*1000" office:value-type="float" office:value="0.419643713912437" calcext:value-type="float">
            <text:p><text:s text:c="3"/>0.42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Q16]" office:value-type="float" office:value="5.11" calcext:value-type="float">
            <text:p><text:s text:c="3"/>5.11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R16]" office:value-type="float" office:value="812" calcext:value-type="float">
            <text:p><text:s text:c="3"/>812 </text:p>
          </table:table-cell>
          <table:table-cell table:style-name="ce25" table:formula="of:=[.Q7]/['file:///D:/0662/A.%E9%80%9F%E5%A0%B1/104%E5%B9%B4/%E9%80%9F%E5%A0%B1-104.4%E5%85%AC%E5%BC%8F-%E6%96%B0(%E6%94%B9%E8%A1%A86%E5%85%AC%E5%BC%8F).xls'#$當月速報連結.BC16]*1000" office:value-type="float" office:value="0.204778062317848" calcext:value-type="float">
            <text:p><text:s text:c="3"/>0.20 </text:p>
          </table:table-cell>
          <table:table-cell table:style-name="ce40" table:formula="of:=['file:///D:/0662/A.%E9%80%9F%E5%A0%B1/104%E5%B9%B4/%E9%80%9F%E5%A0%B1-104.4%E5%85%AC%E5%BC%8F-%E6%96%B0(%E6%94%B9%E8%A1%A86%E5%85%AC%E5%BC%8F).xls'#$當月速報連結.S16]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市" calcext:value-type="string">
            <text:p><text:s/>臺北市 </text:p>
          </table:table-cell>
          <table:table-cell table:style-name="ce19" table:formula="of:=['file:///D:/0662/A.%E9%80%9F%E5%A0%B1/104%E5%B9%B4/%E9%80%9F%E5%A0%B1-104.4%E5%85%AC%E5%BC%8F-%E6%96%B0(%E6%94%B9%E8%A1%A86%E5%85%AC%E5%BC%8F).xls'#$當月速報連結.G17]-['file:///D:/0662/A.%E9%80%9F%E5%A0%B1/104%E5%B9%B4/%E9%80%9F%E5%A0%B1-104.4%E5%85%AC%E5%BC%8F-%E6%96%B0(%E6%94%B9%E8%A1%A86%E5%85%AC%E5%BC%8F).xls'#$當月速報連結.AZ17]" office:value-type="float" office:value="-9" calcext:value-type="float">
            <text:p><text:s/>－9 </text:p>
          </table:table-cell>
          <table:table-cell table:style-name="ce25" table:formula="of:=[.B8]/['file:///D:/0662/A.%E9%80%9F%E5%A0%B1/104%E5%B9%B4/%E9%80%9F%E5%A0%B1-104.4%E5%85%AC%E5%BC%8F-%E6%96%B0(%E6%94%B9%E8%A1%A86%E5%85%AC%E5%BC%8F).xls'#$當月速報連結.AZ17]*1000" office:value-type="float" office:value="-0.00332599397329892" calcext:value-type="float">
            <text:p><text:s/>－0.00 </text:p>
          </table:table-cell>
          <table:table-cell table:style-name="ce25" table:formula="of:=[.B8]/['file:///D:/0662/A.%E9%80%9F%E5%A0%B1/104%E5%B9%B4/%E9%80%9F%E5%A0%B1-104.4%E5%85%AC%E5%BC%8F-%E6%96%B0(%E6%94%B9%E8%A1%A86%E5%85%AC%E5%BC%8F).xls'#$當月速報連結.AZ17]*365/30*1000" office:value-type="float" office:value="-0.0404662600084702" calcext:value-type="float">
            <text:p><text:s/>－0.04 </text:p>
          </table:table-cell>
          <table:table-cell table:style-name="ce31" table:formula="of:=[.H8]-[.K8]" office:value-type="float" office:value="731" calcext:value-type="float">
            <text:p><text:s text:c="3"/>731 </text:p>
          </table:table-cell>
          <table:table-cell table:style-name="ce25" table:formula="of:=[.E8]/['file:///D:/0662/A.%E9%80%9F%E5%A0%B1/104%E5%B9%B4/%E9%80%9F%E5%A0%B1-104.4%E5%85%AC%E5%BC%8F-%E6%96%B0(%E6%94%B9%E8%A1%A86%E5%85%AC%E5%BC%8F).xls'#$當月速報連結.BC17]*1000" office:value-type="float" office:value="0.270145070859495" calcext:value-type="float">
            <text:p><text:s text:c="3"/>0.27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O17]" office:value-type="float" office:value="3.29" calcext:value-type="float">
            <text:p><text:s text:c="3"/>3.29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J17]" office:value-type="float" office:value="2245" calcext:value-type="float">
            <text:p><text:s text:c="3"/>2,245 </text:p>
          </table:table-cell>
          <table:table-cell table:style-name="ce25" table:formula="of:=[.H8]/['file:///D:/0662/A.%E9%80%9F%E5%A0%B1/104%E5%B9%B4/%E9%80%9F%E5%A0%B1-104.4%E5%85%AC%E5%BC%8F-%E6%96%B0(%E6%94%B9%E8%A1%A86%E5%85%AC%E5%BC%8F).xls'#$當月速報連結.BC17]*1000" office:value-type="float" office:value="0.829652098604059" calcext:value-type="float">
            <text:p><text:s text:c="3"/>0.83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K17]" office:value-type="float" office:value="10.09" calcext:value-type="float">
            <text:p><text:s text:c="3"/>10.09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L17]" office:value-type="float" office:value="1514" calcext:value-type="float">
            <text:p><text:s text:c="3"/>1,514 </text:p>
          </table:table-cell>
          <table:table-cell table:style-name="ce25" table:formula="of:=[.K8]/['file:///D:/0662/A.%E9%80%9F%E5%A0%B1/104%E5%B9%B4/%E9%80%9F%E5%A0%B1-104.4%E5%85%AC%E5%BC%8F-%E6%96%B0(%E6%94%B9%E8%A1%A86%E5%85%AC%E5%BC%8F).xls'#$當月速報連結.BC17]*1000" office:value-type="float" office:value="0.559507027744564" calcext:value-type="float">
            <text:p><text:s text:c="3"/>0.56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M17]" office:value-type="float" office:value="6.81" calcext:value-type="float">
            <text:p><text:s text:c="3"/>6.81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P17]" office:value-type="float" office:value="1187" calcext:value-type="float">
            <text:p><text:s text:c="3"/>1,187 </text:p>
          </table:table-cell>
          <table:table-cell table:style-name="ce25" table:formula="of:=[.N8]/['file:///D:/0662/A.%E9%80%9F%E5%A0%B1/104%E5%B9%B4/%E9%80%9F%E5%A0%B1-104.4%E5%85%AC%E5%BC%8F-%E6%96%B0(%E6%94%B9%E8%A1%A86%E5%85%AC%E5%BC%8F).xls'#$當月速報連結.BC17]*1000" office:value-type="float" office:value="0.43866237908375" calcext:value-type="float">
            <text:p><text:s text:c="3"/>0.44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Q17]" office:value-type="float" office:value="5.34" calcext:value-type="float">
            <text:p><text:s text:c="3"/>5.34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R17]" office:value-type="float" office:value="453" calcext:value-type="float">
            <text:p><text:s text:c="3"/>453 </text:p>
          </table:table-cell>
          <table:table-cell table:style-name="ce25" table:formula="of:=[.Q8]/['file:///D:/0662/A.%E9%80%9F%E5%A0%B1/104%E5%B9%B4/%E9%80%9F%E5%A0%B1-104.4%E5%85%AC%E5%BC%8F-%E6%96%B0(%E6%94%B9%E8%A1%A86%E5%85%AC%E5%BC%8F).xls'#$當月速報連結.BC17]*1000" office:value-type="float" office:value="0.167408641722779" calcext:value-type="float">
            <text:p><text:s text:c="3"/>0.17 </text:p>
          </table:table-cell>
          <table:table-cell table:style-name="ce40" table:formula="of:=['file:///D:/0662/A.%E9%80%9F%E5%A0%B1/104%E5%B9%B4/%E9%80%9F%E5%A0%B1-104.4%E5%85%AC%E5%BC%8F-%E6%96%B0(%E6%94%B9%E8%A1%A86%E5%85%AC%E5%BC%8F).xls'#$當月速報連結.S17]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市" calcext:value-type="string">
            <text:p><text:s/>桃園市 </text:p>
          </table:table-cell>
          <table:table-cell table:style-name="ce19" table:formula="of:=['file:///D:/0662/A.%E9%80%9F%E5%A0%B1/104%E5%B9%B4/%E9%80%9F%E5%A0%B1-104.4%E5%85%AC%E5%BC%8F-%E6%96%B0(%E6%94%B9%E8%A1%A86%E5%85%AC%E5%BC%8F).xls'#$當月速報連結.G18]-['file:///D:/0662/A.%E9%80%9F%E5%A0%B1/104%E5%B9%B4/%E9%80%9F%E5%A0%B1-104.4%E5%85%AC%E5%BC%8F-%E6%96%B0(%E6%94%B9%E8%A1%A86%E5%85%AC%E5%BC%8F).xls'#$當月速報連結.AZ18]" office:value-type="float" office:value="5193" calcext:value-type="float">
            <text:p><text:s text:c="3"/>5,193 </text:p>
          </table:table-cell>
          <table:table-cell table:style-name="ce25" table:formula="of:=[.B9]/['file:///D:/0662/A.%E9%80%9F%E5%A0%B1/104%E5%B9%B4/%E9%80%9F%E5%A0%B1-104.4%E5%85%AC%E5%BC%8F-%E6%96%B0(%E6%94%B9%E8%A1%A86%E5%85%AC%E5%BC%8F).xls'#$當月速報連結.AZ18]*1000" office:value-type="float" office:value="2.50538418785605" calcext:value-type="float">
            <text:p><text:s text:c="3"/>2.51 </text:p>
          </table:table-cell>
          <table:table-cell table:style-name="ce25" table:formula="of:=[.B9]/['file:///D:/0662/A.%E9%80%9F%E5%A0%B1/104%E5%B9%B4/%E9%80%9F%E5%A0%B1-104.4%E5%85%AC%E5%BC%8F-%E6%96%B0(%E6%94%B9%E8%A1%A86%E5%85%AC%E5%BC%8F).xls'#$當月速報連結.AZ18]*365/30*1000" office:value-type="float" office:value="30.482174285582" calcext:value-type="float">
            <text:p><text:s text:c="3"/>30.48 </text:p>
          </table:table-cell>
          <table:table-cell table:style-name="ce31" table:formula="of:=[.H9]-[.K9]" office:value-type="float" office:value="928" calcext:value-type="float">
            <text:p><text:s text:c="3"/>928 </text:p>
          </table:table-cell>
          <table:table-cell table:style-name="ce25" table:formula="of:=[.E9]/['file:///D:/0662/A.%E9%80%9F%E5%A0%B1/104%E5%B9%B4/%E9%80%9F%E5%A0%B1-104.4%E5%85%AC%E5%BC%8F-%E6%96%B0(%E6%94%B9%E8%A1%A86%E5%85%AC%E5%BC%8F).xls'#$當月速報連結.BC18]*1000" office:value-type="float" office:value="0.447157262751872" calcext:value-type="float">
            <text:p><text:s text:c="3"/>0.45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O18]" office:value-type="float" office:value="5.44" calcext:value-type="float">
            <text:p><text:s text:c="3"/>5.44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J18]" office:value-type="float" office:value="1938" calcext:value-type="float">
            <text:p><text:s text:c="3"/>1,938 </text:p>
          </table:table-cell>
          <table:table-cell table:style-name="ce25" table:formula="of:=[.H9]/['file:///D:/0662/A.%E9%80%9F%E5%A0%B1/104%E5%B9%B4/%E9%80%9F%E5%A0%B1-104.4%E5%85%AC%E5%BC%8F-%E6%96%B0(%E6%94%B9%E8%A1%A86%E5%85%AC%E5%BC%8F).xls'#$當月速報連結.BC18]*1000" office:value-type="float" office:value="0.933826266393457" calcext:value-type="float">
            <text:p><text:s text:c="3"/>0.93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K18]" office:value-type="float" office:value="11.36" calcext:value-type="float">
            <text:p><text:s text:c="3"/>11.36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L18]" office:value-type="float" office:value="1010" calcext:value-type="float">
            <text:p><text:s text:c="3"/>1,010 </text:p>
          </table:table-cell>
          <table:table-cell table:style-name="ce25" table:formula="of:=[.K9]/['file:///D:/0662/A.%E9%80%9F%E5%A0%B1/104%E5%B9%B4/%E9%80%9F%E5%A0%B1-104.4%E5%85%AC%E5%BC%8F-%E6%96%B0(%E6%94%B9%E8%A1%A86%E5%85%AC%E5%BC%8F).xls'#$當月速報連結.BC18]*1000" office:value-type="float" office:value="0.486669003641585" calcext:value-type="float">
            <text:p><text:s text:c="3"/>0.49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M18]" office:value-type="float" office:value="5.92" calcext:value-type="float">
            <text:p><text:s text:c="3"/>5.92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P18]" office:value-type="float" office:value="991" calcext:value-type="float">
            <text:p><text:s text:c="3"/>991 </text:p>
          </table:table-cell>
          <table:table-cell table:style-name="ce25" table:formula="of:=[.N9]/['file:///D:/0662/A.%E9%80%9F%E5%A0%B1/104%E5%B9%B4/%E9%80%9F%E5%A0%B1-104.4%E5%85%AC%E5%BC%8F-%E6%96%B0(%E6%94%B9%E8%A1%A86%E5%85%AC%E5%BC%8F).xls'#$當月速報連結.BC18]*1000" office:value-type="float" office:value="0.47751384416714" calcext:value-type="float">
            <text:p><text:s text:c="3"/>0.48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Q18]" office:value-type="float" office:value="5.81" calcext:value-type="float">
            <text:p><text:s text:c="3"/>5.81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R18]" office:value-type="float" office:value="436" calcext:value-type="float">
            <text:p><text:s text:c="3"/>436 </text:p>
          </table:table-cell>
          <table:table-cell table:style-name="ce25" table:formula="of:=[.Q9]/['file:///D:/0662/A.%E9%80%9F%E5%A0%B1/104%E5%B9%B4/%E9%80%9F%E5%A0%B1-104.4%E5%85%AC%E5%BC%8F-%E6%96%B0(%E6%94%B9%E8%A1%A86%E5%85%AC%E5%BC%8F).xls'#$當月速報連結.BC18]*1000" office:value-type="float" office:value="0.210086817413595" calcext:value-type="float">
            <text:p><text:s text:c="3"/>0.21 </text:p>
          </table:table-cell>
          <table:table-cell table:style-name="ce40" table:formula="of:=['file:///D:/0662/A.%E9%80%9F%E5%A0%B1/104%E5%B9%B4/%E9%80%9F%E5%A0%B1-104.4%E5%85%AC%E5%BC%8F-%E6%96%B0(%E6%94%B9%E8%A1%A86%E5%85%AC%E5%BC%8F).xls'#$當月速報連結.S18]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中市" calcext:value-type="string">
            <text:p><text:s/>臺中市 </text:p>
          </table:table-cell>
          <table:table-cell table:style-name="ce19" table:formula="of:=['file:///D:/0662/A.%E9%80%9F%E5%A0%B1/104%E5%B9%B4/%E9%80%9F%E5%A0%B1-104.4%E5%85%AC%E5%BC%8F-%E6%96%B0(%E6%94%B9%E8%A1%A86%E5%85%AC%E5%BC%8F).xls'#$當月速報連結.G19]-['file:///D:/0662/A.%E9%80%9F%E5%A0%B1/104%E5%B9%B4/%E9%80%9F%E5%A0%B1-104.4%E5%85%AC%E5%BC%8F-%E6%96%B0(%E6%94%B9%E8%A1%A86%E5%85%AC%E5%BC%8F).xls'#$當月速報連結.AZ19]" office:value-type="float" office:value="1963" calcext:value-type="float">
            <text:p><text:s text:c="3"/>1,963 </text:p>
          </table:table-cell>
          <table:table-cell table:style-name="ce25" table:formula="of:=[.B10]/['file:///D:/0662/A.%E9%80%9F%E5%A0%B1/104%E5%B9%B4/%E9%80%9F%E5%A0%B1-104.4%E5%85%AC%E5%BC%8F-%E6%96%B0(%E6%94%B9%E8%A1%A86%E5%85%AC%E5%BC%8F).xls'#$當月速報連結.AZ19]*1000" office:value-type="float" office:value="0.720235612073688" calcext:value-type="float">
            <text:p><text:s text:c="3"/>0.72 </text:p>
          </table:table-cell>
          <table:table-cell table:style-name="ce25" table:formula="of:=[.B10]/['file:///D:/0662/A.%E9%80%9F%E5%A0%B1/104%E5%B9%B4/%E9%80%9F%E5%A0%B1-104.4%E5%85%AC%E5%BC%8F-%E6%96%B0(%E6%94%B9%E8%A1%A86%E5%85%AC%E5%BC%8F).xls'#$當月速報連結.AZ19]*365/30*1000" office:value-type="float" office:value="8.7628666135632" calcext:value-type="float">
            <text:p><text:s text:c="3"/>8.76 </text:p>
          </table:table-cell>
          <table:table-cell table:style-name="ce31" table:formula="of:=[.H10]-[.K10]" office:value-type="float" office:value="650" calcext:value-type="float">
            <text:p><text:s text:c="3"/>650 </text:p>
          </table:table-cell>
          <table:table-cell table:style-name="ce25" table:formula="of:=[.E10]/['file:///D:/0662/A.%E9%80%9F%E5%A0%B1/104%E5%B9%B4/%E9%80%9F%E5%A0%B1-104.4%E5%85%AC%E5%BC%8F-%E6%96%B0(%E6%94%B9%E8%A1%A86%E5%85%AC%E5%BC%8F).xls'#$當月速報連結.BC19]*1000" office:value-type="float" office:value="0.23840276019048" calcext:value-type="float">
            <text:p><text:s text:c="3"/>0.24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O19]" office:value-type="float" office:value="2.9" calcext:value-type="float">
            <text:p><text:s text:c="3"/>2.90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J19]" office:value-type="float" office:value="2006" calcext:value-type="float">
            <text:p><text:s text:c="3"/>2,006 </text:p>
          </table:table-cell>
          <table:table-cell table:style-name="ce25" table:formula="of:=[.H10]/['file:///D:/0662/A.%E9%80%9F%E5%A0%B1/104%E5%B9%B4/%E9%80%9F%E5%A0%B1-104.4%E5%85%AC%E5%BC%8F-%E6%96%B0(%E6%94%B9%E8%A1%A86%E5%85%AC%E5%BC%8F).xls'#$當月速報連結.BC19]*1000" office:value-type="float" office:value="0.735747595295543" calcext:value-type="float">
            <text:p><text:s text:c="3"/>0.74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K19]" office:value-type="float" office:value="8.95" calcext:value-type="float">
            <text:p><text:s text:c="3"/>8.95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L19]" office:value-type="float" office:value="1356" calcext:value-type="float">
            <text:p><text:s text:c="3"/>1,356 </text:p>
          </table:table-cell>
          <table:table-cell table:style-name="ce25" table:formula="of:=[.K10]/['file:///D:/0662/A.%E9%80%9F%E5%A0%B1/104%E5%B9%B4/%E9%80%9F%E5%A0%B1-104.4%E5%85%AC%E5%BC%8F-%E6%96%B0(%E6%94%B9%E8%A1%A86%E5%85%AC%E5%BC%8F).xls'#$當月速報連結.BC19]*1000" office:value-type="float" office:value="0.497344835105063" calcext:value-type="float">
            <text:p><text:s text:c="3"/>0.50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M19]" office:value-type="float" office:value="6.05" calcext:value-type="float">
            <text:p><text:s text:c="3"/>6.05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P19]" office:value-type="float" office:value="1250" calcext:value-type="float">
            <text:p><text:s text:c="3"/>1,250 </text:p>
          </table:table-cell>
          <table:table-cell table:style-name="ce25" table:formula="of:=[.N10]/['file:///D:/0662/A.%E9%80%9F%E5%A0%B1/104%E5%B9%B4/%E9%80%9F%E5%A0%B1-104.4%E5%85%AC%E5%BC%8F-%E6%96%B0(%E6%94%B9%E8%A1%A86%E5%85%AC%E5%BC%8F).xls'#$當月速報連結.BC19]*1000" office:value-type="float" office:value="0.458466846520154" calcext:value-type="float">
            <text:p><text:s text:c="3"/>0.46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Q19]" office:value-type="float" office:value="5.58" calcext:value-type="float">
            <text:p><text:s text:c="3"/>5.58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R19]" office:value-type="float" office:value="511" calcext:value-type="float">
            <text:p><text:s text:c="3"/>511 </text:p>
          </table:table-cell>
          <table:table-cell table:style-name="ce25" table:formula="of:=[.Q10]/['file:///D:/0662/A.%E9%80%9F%E5%A0%B1/104%E5%B9%B4/%E9%80%9F%E5%A0%B1-104.4%E5%85%AC%E5%BC%8F-%E6%96%B0(%E6%94%B9%E8%A1%A86%E5%85%AC%E5%BC%8F).xls'#$當月速報連結.BC19]*1000" office:value-type="float" office:value="0.187421246857439" calcext:value-type="float">
            <text:p><text:s text:c="3"/>0.19 </text:p>
          </table:table-cell>
          <table:table-cell table:style-name="ce40" table:formula="of:=['file:///D:/0662/A.%E9%80%9F%E5%A0%B1/104%E5%B9%B4/%E9%80%9F%E5%A0%B1-104.4%E5%85%AC%E5%BC%8F-%E6%96%B0(%E6%94%B9%E8%A1%A86%E5%85%AC%E5%BC%8F).xls'#$當月速報連結.S19]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市" calcext:value-type="string">
            <text:p><text:s/>臺南市 </text:p>
          </table:table-cell>
          <table:table-cell table:style-name="ce19" table:formula="of:=['file:///D:/0662/A.%E9%80%9F%E5%A0%B1/104%E5%B9%B4/%E9%80%9F%E5%A0%B1-104.4%E5%85%AC%E5%BC%8F-%E6%96%B0(%E6%94%B9%E8%A1%A86%E5%85%AC%E5%BC%8F).xls'#$當月速報連結.G20]-['file:///D:/0662/A.%E9%80%9F%E5%A0%B1/104%E5%B9%B4/%E9%80%9F%E5%A0%B1-104.4%E5%85%AC%E5%BC%8F-%E6%96%B0(%E6%94%B9%E8%A1%A86%E5%85%AC%E5%BC%8F).xls'#$當月速報連結.AZ20]" office:value-type="float" office:value="181" calcext:value-type="float">
            <text:p><text:s text:c="3"/>181 </text:p>
          </table:table-cell>
          <table:table-cell table:style-name="ce25" table:formula="of:=[.B11]/['file:///D:/0662/A.%E9%80%9F%E5%A0%B1/104%E5%B9%B4/%E9%80%9F%E5%A0%B1-104.4%E5%85%AC%E5%BC%8F-%E6%96%B0(%E6%94%B9%E8%A1%A86%E5%85%AC%E5%BC%8F).xls'#$當月速報連結.AZ20]*1000" office:value-type="float" office:value="0.096015820861002" calcext:value-type="float">
            <text:p><text:s text:c="3"/>0.10 </text:p>
          </table:table-cell>
          <table:table-cell table:style-name="ce25" table:formula="of:=[.B11]/['file:///D:/0662/A.%E9%80%9F%E5%A0%B1/104%E5%B9%B4/%E9%80%9F%E5%A0%B1-104.4%E5%85%AC%E5%BC%8F-%E6%96%B0(%E6%94%B9%E8%A1%A86%E5%85%AC%E5%BC%8F).xls'#$當月速報連結.AZ20]*365/30*1000" office:value-type="float" office:value="1.16819248714219" calcext:value-type="float">
            <text:p><text:s text:c="3"/>1.17 </text:p>
          </table:table-cell>
          <table:table-cell table:style-name="ce31" table:formula="of:=[.H11]-[.K11]" office:value-type="float" office:value="119" calcext:value-type="float">
            <text:p><text:s text:c="3"/>119 </text:p>
          </table:table-cell>
          <table:table-cell table:style-name="ce25" table:formula="of:=[.E11]/['file:///D:/0662/A.%E9%80%9F%E5%A0%B1/104%E5%B9%B4/%E9%80%9F%E5%A0%B1-104.4%E5%85%AC%E5%BC%8F-%E6%96%B0(%E6%94%B9%E8%A1%A86%E5%85%AC%E5%BC%8F).xls'#$當月速報連結.BC20]*1000" office:value-type="float" office:value="0.0631233932377871" calcext:value-type="float">
            <text:p><text:s text:c="3"/>0.06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O20]" office:value-type="float" office:value="0.77" calcext:value-type="float">
            <text:p><text:s text:c="3"/>0.77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J20]" office:value-type="float" office:value="1232" calcext:value-type="float">
            <text:p><text:s text:c="3"/>1,232 </text:p>
          </table:table-cell>
          <table:table-cell table:style-name="ce25" table:formula="of:=[.H11]/['file:///D:/0662/A.%E9%80%9F%E5%A0%B1/104%E5%B9%B4/%E9%80%9F%E5%A0%B1-104.4%E5%85%AC%E5%BC%8F-%E6%96%B0(%E6%94%B9%E8%A1%A86%E5%85%AC%E5%BC%8F).xls'#$當月速報連結.BC20]*1000" office:value-type="float" office:value="0.653512777050032" calcext:value-type="float">
            <text:p><text:s text:c="3"/>0.65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K20]" office:value-type="float" office:value="7.95" calcext:value-type="float">
            <text:p><text:s text:c="3"/>7.95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L20]" office:value-type="float" office:value="1113" calcext:value-type="float">
            <text:p><text:s text:c="3"/>1,113 </text:p>
          </table:table-cell>
          <table:table-cell table:style-name="ce25" table:formula="of:=[.K11]/['file:///D:/0662/A.%E9%80%9F%E5%A0%B1/104%E5%B9%B4/%E9%80%9F%E5%A0%B1-104.4%E5%85%AC%E5%BC%8F-%E6%96%B0(%E6%94%B9%E8%A1%A86%E5%85%AC%E5%BC%8F).xls'#$當月速報連結.BC20]*1000" office:value-type="float" office:value="0.590389383812245" calcext:value-type="float">
            <text:p><text:s text:c="3"/>0.59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M20]" office:value-type="float" office:value="7.18" calcext:value-type="float">
            <text:p><text:s text:c="3"/>7.18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P20]" office:value-type="float" office:value="707" calcext:value-type="float">
            <text:p><text:s text:c="3"/>707 </text:p>
          </table:table-cell>
          <table:table-cell table:style-name="ce25" table:formula="of:=[.N11]/['file:///D:/0662/A.%E9%80%9F%E5%A0%B1/104%E5%B9%B4/%E9%80%9F%E5%A0%B1-104.4%E5%85%AC%E5%BC%8F-%E6%96%B0(%E6%94%B9%E8%A1%A86%E5%85%AC%E5%BC%8F).xls'#$當月速報連結.BC20]*1000" office:value-type="float" office:value="0.375027218648029" calcext:value-type="float">
            <text:p><text:s text:c="3"/>0.38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Q20]" office:value-type="float" office:value="4.56" calcext:value-type="float">
            <text:p><text:s text:c="3"/>4.56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R20]" office:value-type="float" office:value="317" calcext:value-type="float">
            <text:p><text:s text:c="3"/>317 </text:p>
          </table:table-cell>
          <table:table-cell table:style-name="ce25" table:formula="of:=[.Q11]/['file:///D:/0662/A.%E9%80%9F%E5%A0%B1/104%E5%B9%B4/%E9%80%9F%E5%A0%B1-104.4%E5%85%AC%E5%BC%8F-%E6%96%B0(%E6%94%B9%E8%A1%A86%E5%85%AC%E5%BC%8F).xls'#$當月速報連結.BC20]*1000" office:value-type="float" office:value="0.168152232406542" calcext:value-type="float">
            <text:p><text:s text:c="3"/>0.17 </text:p>
          </table:table-cell>
          <table:table-cell table:style-name="ce40" table:formula="of:=['file:///D:/0662/A.%E9%80%9F%E5%A0%B1/104%E5%B9%B4/%E9%80%9F%E5%A0%B1-104.4%E5%85%AC%E5%BC%8F-%E6%96%B0(%E6%94%B9%E8%A1%A86%E5%85%AC%E5%BC%8F).xls'#$當月速報連結.S20]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市" calcext:value-type="string">
            <text:p><text:s/>高雄市 </text:p>
          </table:table-cell>
          <table:table-cell table:style-name="ce19" table:formula="of:=['file:///D:/0662/A.%E9%80%9F%E5%A0%B1/104%E5%B9%B4/%E9%80%9F%E5%A0%B1-104.4%E5%85%AC%E5%BC%8F-%E6%96%B0(%E6%94%B9%E8%A1%A86%E5%85%AC%E5%BC%8F).xls'#$當月速報連結.G21]-['file:///D:/0662/A.%E9%80%9F%E5%A0%B1/104%E5%B9%B4/%E9%80%9F%E5%A0%B1-104.4%E5%85%AC%E5%BC%8F-%E6%96%B0(%E6%94%B9%E8%A1%A86%E5%85%AC%E5%BC%8F).xls'#$當月速報連結.AZ21]" office:value-type="float" office:value="-222" calcext:value-type="float">
            <text:p><text:s/>－222 </text:p>
          </table:table-cell>
          <table:table-cell table:style-name="ce25" table:formula="of:=[.B12]/['file:///D:/0662/A.%E9%80%9F%E5%A0%B1/104%E5%B9%B4/%E9%80%9F%E5%A0%B1-104.4%E5%85%AC%E5%BC%8F-%E6%96%B0(%E6%94%B9%E8%A1%A86%E5%85%AC%E5%BC%8F).xls'#$當月速報連結.AZ21]*1000" office:value-type="float" office:value="-0.0798809414148858" calcext:value-type="float">
            <text:p><text:s/>－0.08 </text:p>
          </table:table-cell>
          <table:table-cell table:style-name="ce25" table:formula="of:=[.B12]/['file:///D:/0662/A.%E9%80%9F%E5%A0%B1/104%E5%B9%B4/%E9%80%9F%E5%A0%B1-104.4%E5%85%AC%E5%BC%8F-%E6%96%B0(%E6%94%B9%E8%A1%A86%E5%85%AC%E5%BC%8F).xls'#$當月速報連結.AZ21]*365/30*1000" office:value-type="float" office:value="-0.971884787214444" calcext:value-type="float">
            <text:p><text:s/>－0.97 </text:p>
          </table:table-cell>
          <table:table-cell table:style-name="ce31" table:formula="of:=[.H12]-[.K12]" office:value-type="float" office:value="45" calcext:value-type="float">
            <text:p><text:s text:c="3"/>45 </text:p>
          </table:table-cell>
          <table:table-cell table:style-name="ce25" table:formula="of:=[.E12]/['file:///D:/0662/A.%E9%80%9F%E5%A0%B1/104%E5%B9%B4/%E9%80%9F%E5%A0%B1-104.4%E5%85%AC%E5%BC%8F-%E6%96%B0(%E6%94%B9%E8%A1%A86%E5%85%AC%E5%BC%8F).xls'#$當月速報連結.BC21]*1000" office:value-type="float" office:value="0.0161927294644705" calcext:value-type="float">
            <text:p><text:s text:c="3"/>0.02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O21]" office:value-type="float" office:value="0.2" calcext:value-type="float">
            <text:p><text:s text:c="3"/>0.20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J21]" office:value-type="float" office:value="1703" calcext:value-type="float">
            <text:p><text:s text:c="3"/>1,703 </text:p>
          </table:table-cell>
          <table:table-cell table:style-name="ce25" table:formula="of:=[.H12]/['file:///D:/0662/A.%E9%80%9F%E5%A0%B1/104%E5%B9%B4/%E9%80%9F%E5%A0%B1-104.4%E5%85%AC%E5%BC%8F-%E6%96%B0(%E6%94%B9%E8%A1%A86%E5%85%AC%E5%BC%8F).xls'#$當月速報連結.BC21]*1000" office:value-type="float" office:value="0.612804850622071" calcext:value-type="float">
            <text:p><text:s text:c="3"/>0.61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K21]" office:value-type="float" office:value="7.46" calcext:value-type="float">
            <text:p><text:s text:c="3"/>7.46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L21]" office:value-type="float" office:value="1658" calcext:value-type="float">
            <text:p><text:s text:c="3"/>1,658 </text:p>
          </table:table-cell>
          <table:table-cell table:style-name="ce25" table:formula="of:=[.K12]/['file:///D:/0662/A.%E9%80%9F%E5%A0%B1/104%E5%B9%B4/%E9%80%9F%E5%A0%B1-104.4%E5%85%AC%E5%BC%8F-%E6%96%B0(%E6%94%B9%E8%A1%A86%E5%85%AC%E5%BC%8F).xls'#$當月速報連結.BC21]*1000" office:value-type="float" office:value="0.5966121211576" calcext:value-type="float">
            <text:p><text:s text:c="3"/>0.60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M21]" office:value-type="float" office:value="7.26" calcext:value-type="float">
            <text:p><text:s text:c="3"/>7.26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P21]" office:value-type="float" office:value="1065" calcext:value-type="float">
            <text:p><text:s text:c="3"/>1,065 </text:p>
          </table:table-cell>
          <table:table-cell table:style-name="ce25" table:formula="of:=[.N12]/['file:///D:/0662/A.%E9%80%9F%E5%A0%B1/104%E5%B9%B4/%E9%80%9F%E5%A0%B1-104.4%E5%85%AC%E5%BC%8F-%E6%96%B0(%E6%94%B9%E8%A1%A86%E5%85%AC%E5%BC%8F).xls'#$當月速報連結.BC21]*1000" office:value-type="float" office:value="0.383227930659134" calcext:value-type="float">
            <text:p><text:s text:c="3"/>0.38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Q21]" office:value-type="float" office:value="4.66" calcext:value-type="float">
            <text:p><text:s text:c="3"/>4.66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R21]" office:value-type="float" office:value="509" calcext:value-type="float">
            <text:p><text:s text:c="3"/>509 </text:p>
          </table:table-cell>
          <table:table-cell table:style-name="ce25" table:formula="of:=[.Q12]/['file:///D:/0662/A.%E9%80%9F%E5%A0%B1/104%E5%B9%B4/%E9%80%9F%E5%A0%B1-104.4%E5%85%AC%E5%BC%8F-%E6%96%B0(%E6%94%B9%E8%A1%A86%E5%85%AC%E5%BC%8F).xls'#$當月速報連結.BC21]*1000" office:value-type="float" office:value="0.183157762164788" calcext:value-type="float">
            <text:p><text:s text:c="3"/>0.18 </text:p>
          </table:table-cell>
          <table:table-cell table:style-name="ce40" table:formula="of:=['file:///D:/0662/A.%E9%80%9F%E5%A0%B1/104%E5%B9%B4/%E9%80%9F%E5%A0%B1-104.4%E5%85%AC%E5%BC%8F-%E6%96%B0(%E6%94%B9%E8%A1%A86%E5%85%AC%E5%BC%8F).xls'#$當月速報連結.S21]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臺灣省" calcext:value-type="string">
            <text:p><text:s/>臺灣省 </text:p>
          </table:table-cell>
          <table:table-cell table:style-name="ce19" table:formula="of:=['file:///D:/0662/A.%E9%80%9F%E5%A0%B1/104%E5%B9%B4/%E9%80%9F%E5%A0%B1-104.4%E5%85%AC%E5%BC%8F-%E6%96%B0(%E6%94%B9%E8%A1%A86%E5%85%AC%E5%BC%8F).xls'#$當月速報連結.G22]-['file:///D:/0662/A.%E9%80%9F%E5%A0%B1/104%E5%B9%B4/%E9%80%9F%E5%A0%B1-104.4%E5%85%AC%E5%BC%8F-%E6%96%B0(%E6%94%B9%E8%A1%A86%E5%85%AC%E5%BC%8F).xls'#$當月速報連結.AZ22]" office:value-type="float" office:value="-3725" calcext:value-type="float">
            <text:p><text:s/>－3,725 </text:p>
          </table:table-cell>
          <table:table-cell table:style-name="ce25" table:formula="of:=[.B13]/['file:///D:/0662/A.%E9%80%9F%E5%A0%B1/104%E5%B9%B4/%E9%80%9F%E5%A0%B1-104.4%E5%85%AC%E5%BC%8F-%E6%96%B0(%E6%94%B9%E8%A1%A86%E5%85%AC%E5%BC%8F).xls'#$當月速報連結.AZ22]*1000" office:value-type="float" office:value="-0.519252271153675" calcext:value-type="float">
            <text:p><text:s/>－0.52 </text:p>
          </table:table-cell>
          <table:table-cell table:style-name="ce25" table:formula="of:=[.B13]/['file:///D:/0662/A.%E9%80%9F%E5%A0%B1/104%E5%B9%B4/%E9%80%9F%E5%A0%B1-104.4%E5%85%AC%E5%BC%8F-%E6%96%B0(%E6%94%B9%E8%A1%A86%E5%85%AC%E5%BC%8F).xls'#$當月速報連結.AZ22]*365/30*1000" office:value-type="float" office:value="-6.31756929903638" calcext:value-type="float">
            <text:p><text:s/>－6.32 </text:p>
          </table:table-cell>
          <table:table-cell table:style-name="ce31" table:formula="of:=[.H13]-[.K13]" office:value-type="float" office:value="-804" calcext:value-type="float">
            <text:p><text:s/>－804 </text:p>
          </table:table-cell>
          <table:table-cell table:style-name="ce25" table:formula="of:=[.E13]/['file:///D:/0662/A.%E9%80%9F%E5%A0%B1/104%E5%B9%B4/%E9%80%9F%E5%A0%B1-104.4%E5%85%AC%E5%BC%8F-%E6%96%B0(%E6%94%B9%E8%A1%A86%E5%85%AC%E5%BC%8F).xls'#$當月速報連結.BC22]*1000" office:value-type="float" office:value="-0.112103957736808" calcext:value-type="float">
            <text:p><text:s/>－0.11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O22]" office:value-type="float" office:value="-1.36" calcext:value-type="float">
            <text:p><text:s/>－1.36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J22]" office:value-type="float" office:value="4518" calcext:value-type="float">
            <text:p><text:s text:c="3"/>4,518 </text:p>
          </table:table-cell>
          <table:table-cell table:style-name="ce25" table:formula="of:=[.H13]/['file:///D:/0662/A.%E9%80%9F%E5%A0%B1/104%E5%B9%B4/%E9%80%9F%E5%A0%B1-104.4%E5%85%AC%E5%BC%8F-%E6%96%B0(%E6%94%B9%E8%A1%A86%E5%85%AC%E5%BC%8F).xls'#$當月速報連結.BC22]*1000" office:value-type="float" office:value="0.629957314744898" calcext:value-type="float">
            <text:p><text:s text:c="3"/>0.63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K22]" office:value-type="float" office:value="7.66" calcext:value-type="float">
            <text:p><text:s text:c="3"/>7.66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L22]" office:value-type="float" office:value="5322" calcext:value-type="float">
            <text:p><text:s text:c="3"/>5,322 </text:p>
          </table:table-cell>
          <table:table-cell table:style-name="ce25" table:formula="of:=[.K13]/['file:///D:/0662/A.%E9%80%9F%E5%A0%B1/104%E5%B9%B4/%E9%80%9F%E5%A0%B1-104.4%E5%85%AC%E5%BC%8F-%E6%96%B0(%E6%94%B9%E8%A1%A86%E5%85%AC%E5%BC%8F).xls'#$當月速報連結.BC22]*1000" office:value-type="float" office:value="0.742061272481706" calcext:value-type="float">
            <text:p><text:s text:c="3"/>0.74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M22]" office:value-type="float" office:value="9.03" calcext:value-type="float">
            <text:p><text:s text:c="3"/>9.03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P22]" office:value-type="float" office:value="2843" calcext:value-type="float">
            <text:p><text:s text:c="3"/>2,843 </text:p>
          </table:table-cell>
          <table:table-cell table:style-name="ce25" table:formula="of:=[.N13]/['file:///D:/0662/A.%E9%80%9F%E5%A0%B1/104%E5%B9%B4/%E9%80%9F%E5%A0%B1-104.4%E5%85%AC%E5%BC%8F-%E6%96%B0(%E6%94%B9%E8%A1%A86%E5%85%AC%E5%BC%8F).xls'#$當月速報連結.BC22]*1000" office:value-type="float" office:value="0.396407402793215" calcext:value-type="float">
            <text:p><text:s text:c="3"/>0.40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Q22]" office:value-type="float" office:value="4.82" calcext:value-type="float">
            <text:p><text:s text:c="3"/>4.82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R22]" office:value-type="float" office:value="1381" calcext:value-type="float">
            <text:p><text:s text:c="3"/>1,381 </text:p>
          </table:table-cell>
          <table:table-cell table:style-name="ce25" table:formula="of:=[.Q13]/['file:///D:/0662/A.%E9%80%9F%E5%A0%B1/104%E5%B9%B4/%E9%80%9F%E5%A0%B1-104.4%E5%85%AC%E5%BC%8F-%E6%96%B0(%E6%94%B9%E8%A1%A86%E5%85%AC%E5%BC%8F).xls'#$當月速報連結.BC22]*1000" office:value-type="float" office:value="0.192556673674791" calcext:value-type="float">
            <text:p><text:s text:c="3"/>0.19 </text:p>
          </table:table-cell>
          <table:table-cell table:style-name="ce40" table:formula="of:=['file:///D:/0662/A.%E9%80%9F%E5%A0%B1/104%E5%B9%B4/%E9%80%9F%E5%A0%B1-104.4%E5%85%AC%E5%BC%8F-%E6%96%B0(%E6%94%B9%E8%A1%A86%E5%85%AC%E5%BC%8F).xls'#$當月速報連結.S22]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9">
          <table:table-cell table:style-name="ce8" office:value-type="string" office:string-value="宜蘭縣" calcext:value-type="string">
            <text:p><text:s/>宜蘭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23]-['file:///D:/0662/A.%E9%80%9F%E5%A0%B1/104%E5%B9%B4/%E9%80%9F%E5%A0%B1-104.4%E5%85%AC%E5%BC%8F-%E6%96%B0(%E6%94%B9%E8%A1%A86%E5%85%AC%E5%BC%8F).xls'#$當月速報連結.AZ23]" office:value-type="float" office:value="-97" calcext:value-type="float">
            <text:p><text:s/>－97 </text:p>
          </table:table-cell>
          <table:table-cell table:style-name="ce26" table:formula="of:=[.B14]/['file:///D:/0662/A.%E9%80%9F%E5%A0%B1/104%E5%B9%B4/%E9%80%9F%E5%A0%B1-104.4%E5%85%AC%E5%BC%8F-%E6%96%B0(%E6%94%B9%E8%A1%A86%E5%85%AC%E5%BC%8F).xls'#$當月速報連結.AZ23]*1000" office:value-type="float" office:value="-0.211619434081637" calcext:value-type="float">
            <text:p><text:s/>－0.21 </text:p>
          </table:table-cell>
          <table:table-cell table:style-name="ce26" table:formula="of:=[.B14]/['file:///D:/0662/A.%E9%80%9F%E5%A0%B1/104%E5%B9%B4/%E9%80%9F%E5%A0%B1-104.4%E5%85%AC%E5%BC%8F-%E6%96%B0(%E6%94%B9%E8%A1%A86%E5%85%AC%E5%BC%8F).xls'#$當月速報連結.AZ23]*365/30*1000" office:value-type="float" office:value="-2.57470311465992" calcext:value-type="float">
            <text:p><text:s/>－2.57 </text:p>
          </table:table-cell>
          <table:table-cell table:style-name="ce32" table:formula="of:=[.H14]-[.K14]" office:value-type="float" office:value="-74" calcext:value-type="float">
            <text:p><text:s/>－74 </text:p>
          </table:table-cell>
          <table:table-cell table:style-name="ce26" table:formula="of:=[.E14]/['file:///D:/0662/A.%E9%80%9F%E5%A0%B1/104%E5%B9%B4/%E9%80%9F%E5%A0%B1-104.4%E5%85%AC%E5%BC%8F-%E6%96%B0(%E6%94%B9%E8%A1%A86%E5%85%AC%E5%BC%8F).xls'#$當月速報連結.BC23]*1000" office:value-type="float" office:value="-0.16145871402498" calcext:value-type="float">
            <text:p><text:s/>－0.16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23]" office:value-type="float" office:value="-1.96" calcext:value-type="float">
            <text:p><text:s/>－1.96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23]" office:value-type="float" office:value="263" calcext:value-type="float">
            <text:p><text:s text:c="3"/>263 </text:p>
          </table:table-cell>
          <table:table-cell table:style-name="ce26" table:formula="of:=[.H14]/['file:///D:/0662/A.%E9%80%9F%E5%A0%B1/104%E5%B9%B4/%E9%80%9F%E5%A0%B1-104.4%E5%85%AC%E5%BC%8F-%E6%96%B0(%E6%94%B9%E8%A1%A86%E5%85%AC%E5%BC%8F).xls'#$當月速報連結.BC23]*1000" office:value-type="float" office:value="0.573832997142835" calcext:value-type="float">
            <text:p><text:s text:c="3"/>0.57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23]" office:value-type="float" office:value="6.98" calcext:value-type="float">
            <text:p><text:s text:c="3"/>6.98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23]" office:value-type="float" office:value="337" calcext:value-type="float">
            <text:p><text:s text:c="3"/>337 </text:p>
          </table:table-cell>
          <table:table-cell table:style-name="ce26" table:formula="of:=[.K14]/['file:///D:/0662/A.%E9%80%9F%E5%A0%B1/104%E5%B9%B4/%E9%80%9F%E5%A0%B1-104.4%E5%85%AC%E5%BC%8F-%E6%96%B0(%E6%94%B9%E8%A1%A86%E5%85%AC%E5%BC%8F).xls'#$當月速報連結.BC23]*1000" office:value-type="float" office:value="0.735291711167816" calcext:value-type="float">
            <text:p><text:s text:c="3"/>0.74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23]" office:value-type="float" office:value="8.95" calcext:value-type="float">
            <text:p><text:s text:c="3"/>8.95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23]" office:value-type="float" office:value="196" calcext:value-type="float">
            <text:p><text:s text:c="3"/>196 </text:p>
          </table:table-cell>
          <table:table-cell table:style-name="ce26" table:formula="of:=[.N14]/['file:///D:/0662/A.%E9%80%9F%E5%A0%B1/104%E5%B9%B4/%E9%80%9F%E5%A0%B1-104.4%E5%85%AC%E5%BC%8F-%E6%96%B0(%E6%94%B9%E8%A1%A86%E5%85%AC%E5%BC%8F).xls'#$當月速報連結.BC23]*1000" office:value-type="float" office:value="0.427647404714813" calcext:value-type="float">
            <text:p><text:s text:c="3"/>0.43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23]" office:value-type="float" office:value="5.2" calcext:value-type="float">
            <text:p><text:s text:c="3"/>5.20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23]" office:value-type="float" office:value="67" calcext:value-type="float">
            <text:p><text:s text:c="3"/>67 </text:p>
          </table:table-cell>
          <table:table-cell table:style-name="ce26" table:formula="of:=[.Q14]/['file:///D:/0662/A.%E9%80%9F%E5%A0%B1/104%E5%B9%B4/%E9%80%9F%E5%A0%B1-104.4%E5%85%AC%E5%BC%8F-%E6%96%B0(%E6%94%B9%E8%A1%A86%E5%85%AC%E5%BC%8F).xls'#$當月速報連結.BC23]*1000" office:value-type="float" office:value="0.146185592428023" calcext:value-type="float">
            <text:p><text:s text:c="3"/>0.15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23]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新竹縣" calcext:value-type="string">
            <text:p><text:s/>新竹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24]-['file:///D:/0662/A.%E9%80%9F%E5%A0%B1/104%E5%B9%B4/%E9%80%9F%E5%A0%B1-104.4%E5%85%AC%E5%BC%8F-%E6%96%B0(%E6%94%B9%E8%A1%A86%E5%85%AC%E5%BC%8F).xls'#$當月速報連結.AZ24]" office:value-type="float" office:value="82" calcext:value-type="float">
            <text:p><text:s text:c="3"/>82 </text:p>
          </table:table-cell>
          <table:table-cell table:style-name="ce26" table:formula="of:=[.B15]/['file:///D:/0662/A.%E9%80%9F%E5%A0%B1/104%E5%B9%B4/%E9%80%9F%E5%A0%B1-104.4%E5%85%AC%E5%BC%8F-%E6%96%B0(%E6%94%B9%E8%A1%A86%E5%85%AC%E5%BC%8F).xls'#$當月速報連結.AZ24]*1000" office:value-type="float" office:value="0.1523962451052" calcext:value-type="float">
            <text:p><text:s text:c="3"/>0.15 </text:p>
          </table:table-cell>
          <table:table-cell table:style-name="ce26" table:formula="of:=[.B15]/['file:///D:/0662/A.%E9%80%9F%E5%A0%B1/104%E5%B9%B4/%E9%80%9F%E5%A0%B1-104.4%E5%85%AC%E5%BC%8F-%E6%96%B0(%E6%94%B9%E8%A1%A86%E5%85%AC%E5%BC%8F).xls'#$當月速報連結.AZ24]*365/30*1000" office:value-type="float" office:value="1.8541543154466" calcext:value-type="float">
            <text:p><text:s text:c="3"/>1.85 </text:p>
          </table:table-cell>
          <table:table-cell table:style-name="ce32" table:formula="of:=[.H15]-[.K15]" office:value-type="float" office:value="73" calcext:value-type="float">
            <text:p><text:s text:c="3"/>73 </text:p>
          </table:table-cell>
          <table:table-cell table:style-name="ce26" table:formula="of:=[.E15]/['file:///D:/0662/A.%E9%80%9F%E5%A0%B1/104%E5%B9%B4/%E9%80%9F%E5%A0%B1-104.4%E5%85%AC%E5%BC%8F-%E6%96%B0(%E6%94%B9%E8%A1%A86%E5%85%AC%E5%BC%8F).xls'#$當月速報連結.BC24]*1000" office:value-type="float" office:value="0.13565949096099" calcext:value-type="float">
            <text:p><text:s text:c="3"/>0.14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24]" office:value-type="float" office:value="1.65" calcext:value-type="float">
            <text:p><text:s text:c="3"/>1.65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24]" office:value-type="float" office:value="403" calcext:value-type="float">
            <text:p><text:s text:c="3"/>403 </text:p>
          </table:table-cell>
          <table:table-cell table:style-name="ce26" table:formula="of:=[.H15]/['file:///D:/0662/A.%E9%80%9F%E5%A0%B1/104%E5%B9%B4/%E9%80%9F%E5%A0%B1-104.4%E5%85%AC%E5%BC%8F-%E6%96%B0(%E6%94%B9%E8%A1%A86%E5%85%AC%E5%BC%8F).xls'#$當月速報連結.BC24]*1000" office:value-type="float" office:value="0.748914724072312" calcext:value-type="float">
            <text:p><text:s text:c="3"/>0.75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24]" office:value-type="float" office:value="9.11" calcext:value-type="float">
            <text:p><text:s text:c="3"/>9.11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24]" office:value-type="float" office:value="330" calcext:value-type="float">
            <text:p><text:s text:c="3"/>330 </text:p>
          </table:table-cell>
          <table:table-cell table:style-name="ce26" table:formula="of:=[.K15]/['file:///D:/0662/A.%E9%80%9F%E5%A0%B1/104%E5%B9%B4/%E9%80%9F%E5%A0%B1-104.4%E5%85%AC%E5%BC%8F-%E6%96%B0(%E6%94%B9%E8%A1%A86%E5%85%AC%E5%BC%8F).xls'#$當月速報連結.BC24]*1000" office:value-type="float" office:value="0.613255233111322" calcext:value-type="float">
            <text:p><text:s text:c="3"/>0.61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24]" office:value-type="float" office:value="7.46" calcext:value-type="float">
            <text:p><text:s text:c="3"/>7.46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24]" office:value-type="float" office:value="225" calcext:value-type="float">
            <text:p><text:s text:c="3"/>225 </text:p>
          </table:table-cell>
          <table:table-cell table:style-name="ce26" table:formula="of:=[.N15]/['file:///D:/0662/A.%E9%80%9F%E5%A0%B1/104%E5%B9%B4/%E9%80%9F%E5%A0%B1-104.4%E5%85%AC%E5%BC%8F-%E6%96%B0(%E6%94%B9%E8%A1%A86%E5%85%AC%E5%BC%8F).xls'#$當月速報連結.BC24]*1000" office:value-type="float" office:value="0.418128568030447" calcext:value-type="float">
            <text:p><text:s text:c="3"/>0.42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24]" office:value-type="float" office:value="5.09" calcext:value-type="float">
            <text:p><text:s text:c="3"/>5.09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24]" office:value-type="float" office:value="116" calcext:value-type="float">
            <text:p><text:s text:c="3"/>116 </text:p>
          </table:table-cell>
          <table:table-cell table:style-name="ce26" table:formula="of:=[.Q15]/['file:///D:/0662/A.%E9%80%9F%E5%A0%B1/104%E5%B9%B4/%E9%80%9F%E5%A0%B1-104.4%E5%85%AC%E5%BC%8F-%E6%96%B0(%E6%94%B9%E8%A1%A86%E5%85%AC%E5%BC%8F).xls'#$當月速報連結.BC24]*1000" office:value-type="float" office:value="0.215568506184586" calcext:value-type="float">
            <text:p><text:s text:c="3"/>0.22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24]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苗栗縣" calcext:value-type="string">
            <text:p><text:s/>苗栗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25]-['file:///D:/0662/A.%E9%80%9F%E5%A0%B1/104%E5%B9%B4/%E9%80%9F%E5%A0%B1-104.4%E5%85%AC%E5%BC%8F-%E6%96%B0(%E6%94%B9%E8%A1%A86%E5%85%AC%E5%BC%8F).xls'#$當月速報連結.AZ25]" office:value-type="float" office:value="-386" calcext:value-type="float">
            <text:p><text:s/>－386 </text:p>
          </table:table-cell>
          <table:table-cell table:style-name="ce26" table:formula="of:=[.B16]/['file:///D:/0662/A.%E9%80%9F%E5%A0%B1/104%E5%B9%B4/%E9%80%9F%E5%A0%B1-104.4%E5%85%AC%E5%BC%8F-%E6%96%B0(%E6%94%B9%E8%A1%A86%E5%85%AC%E5%BC%8F).xls'#$當月速報連結.AZ25]*1000" office:value-type="float" office:value="-0.681274654288412" calcext:value-type="float">
            <text:p><text:s/>－0.68 </text:p>
          </table:table-cell>
          <table:table-cell table:style-name="ce26" table:formula="of:=[.B16]/['file:///D:/0662/A.%E9%80%9F%E5%A0%B1/104%E5%B9%B4/%E9%80%9F%E5%A0%B1-104.4%E5%85%AC%E5%BC%8F-%E6%96%B0(%E6%94%B9%E8%A1%A86%E5%85%AC%E5%BC%8F).xls'#$當月速報連結.AZ25]*365/30*1000" office:value-type="float" office:value="-8.28884162717568" calcext:value-type="float">
            <text:p><text:s/>－8.29 </text:p>
          </table:table-cell>
          <table:table-cell table:style-name="ce32" table:formula="of:=[.H16]-[.K16]" office:value-type="float" office:value="77" calcext:value-type="float">
            <text:p><text:s text:c="3"/>77 </text:p>
          </table:table-cell>
          <table:table-cell table:style-name="ce26" table:formula="of:=[.E16]/['file:///D:/0662/A.%E9%80%9F%E5%A0%B1/104%E5%B9%B4/%E9%80%9F%E5%A0%B1-104.4%E5%85%AC%E5%BC%8F-%E6%96%B0(%E6%94%B9%E8%A1%A86%E5%85%AC%E5%BC%8F).xls'#$當月速報連結.BC25]*1000" office:value-type="float" office:value="0.135948247856608" calcext:value-type="float">
            <text:p><text:s text:c="3"/>0.14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25]" office:value-type="float" office:value="1.65" calcext:value-type="float">
            <text:p><text:s text:c="3"/>1.65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25]" office:value-type="float" office:value="496" calcext:value-type="float">
            <text:p><text:s text:c="3"/>496 </text:p>
          </table:table-cell>
          <table:table-cell table:style-name="ce26" table:formula="of:=[.H16]/['file:///D:/0662/A.%E9%80%9F%E5%A0%B1/104%E5%B9%B4/%E9%80%9F%E5%A0%B1-104.4%E5%85%AC%E5%BC%8F-%E6%96%B0(%E6%94%B9%E8%A1%A86%E5%85%AC%E5%BC%8F).xls'#$當月速報連結.BC25]*1000" office:value-type="float" office:value="0.875718583595813" calcext:value-type="float">
            <text:p><text:s text:c="3"/>0.88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25]" office:value-type="float" office:value="10.65" calcext:value-type="float">
            <text:p><text:s text:c="3"/>10.65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25]" office:value-type="float" office:value="419" calcext:value-type="float">
            <text:p><text:s text:c="3"/>419 </text:p>
          </table:table-cell>
          <table:table-cell table:style-name="ce26" table:formula="of:=[.K16]/['file:///D:/0662/A.%E9%80%9F%E5%A0%B1/104%E5%B9%B4/%E9%80%9F%E5%A0%B1-104.4%E5%85%AC%E5%BC%8F-%E6%96%B0(%E6%94%B9%E8%A1%A86%E5%85%AC%E5%BC%8F).xls'#$當月速報連結.BC25]*1000" office:value-type="float" office:value="0.739770335739205" calcext:value-type="float">
            <text:p><text:s text:c="3"/>0.74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25]" office:value-type="float" office:value="9" calcext:value-type="float">
            <text:p><text:s text:c="3"/>9.00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25]" office:value-type="float" office:value="248" calcext:value-type="float">
            <text:p><text:s text:c="3"/>248 </text:p>
          </table:table-cell>
          <table:table-cell table:style-name="ce26" table:formula="of:=[.N16]/['file:///D:/0662/A.%E9%80%9F%E5%A0%B1/104%E5%B9%B4/%E9%80%9F%E5%A0%B1-104.4%E5%85%AC%E5%BC%8F-%E6%96%B0(%E6%94%B9%E8%A1%A86%E5%85%AC%E5%BC%8F).xls'#$當月速報連結.BC25]*1000" office:value-type="float" office:value="0.437859291797907" calcext:value-type="float">
            <text:p><text:s text:c="3"/>0.44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25]" office:value-type="float" office:value="5.33" calcext:value-type="float">
            <text:p><text:s text:c="3"/>5.33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25]" office:value-type="float" office:value="124" calcext:value-type="float">
            <text:p><text:s text:c="3"/>124 </text:p>
          </table:table-cell>
          <table:table-cell table:style-name="ce26" table:formula="of:=[.Q16]/['file:///D:/0662/A.%E9%80%9F%E5%A0%B1/104%E5%B9%B4/%E9%80%9F%E5%A0%B1-104.4%E5%85%AC%E5%BC%8F-%E6%96%B0(%E6%94%B9%E8%A1%A86%E5%85%AC%E5%BC%8F).xls'#$當月速報連結.BC25]*1000" office:value-type="float" office:value="0.218929645898953" calcext:value-type="float">
            <text:p><text:s text:c="3"/>0.22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25]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彰化縣" calcext:value-type="string">
            <text:p><text:s/>彰化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26]-['file:///D:/0662/A.%E9%80%9F%E5%A0%B1/104%E5%B9%B4/%E9%80%9F%E5%A0%B1-104.4%E5%85%AC%E5%BC%8F-%E6%96%B0(%E6%94%B9%E8%A1%A86%E5%85%AC%E5%BC%8F).xls'#$當月速報連結.AZ26]" office:value-type="float" office:value="-703" calcext:value-type="float">
            <text:p><text:s/>－703 </text:p>
          </table:table-cell>
          <table:table-cell table:style-name="ce26" table:formula="of:=[.B17]/['file:///D:/0662/A.%E9%80%9F%E5%A0%B1/104%E5%B9%B4/%E9%80%9F%E5%A0%B1-104.4%E5%85%AC%E5%BC%8F-%E6%96%B0(%E6%94%B9%E8%A1%A86%E5%85%AC%E5%BC%8F).xls'#$當月速報連結.AZ26]*1000" office:value-type="float" office:value="-0.544752207486275" calcext:value-type="float">
            <text:p><text:s/>－0.54 </text:p>
          </table:table-cell>
          <table:table-cell table:style-name="ce26" table:formula="of:=[.B17]/['file:///D:/0662/A.%E9%80%9F%E5%A0%B1/104%E5%B9%B4/%E9%80%9F%E5%A0%B1-104.4%E5%85%AC%E5%BC%8F-%E6%96%B0(%E6%94%B9%E8%A1%A86%E5%85%AC%E5%BC%8F).xls'#$當月速報連結.AZ26]*365/30*1000" office:value-type="float" office:value="-6.62781852441634" calcext:value-type="float">
            <text:p><text:s/>－6.63 </text:p>
          </table:table-cell>
          <table:table-cell table:style-name="ce32" table:formula="of:=[.H17]-[.K17]" office:value-type="float" office:value="118" calcext:value-type="float">
            <text:p><text:s text:c="3"/>118 </text:p>
          </table:table-cell>
          <table:table-cell table:style-name="ce26" table:formula="of:=[.E17]/['file:///D:/0662/A.%E9%80%9F%E5%A0%B1/104%E5%B9%B4/%E9%80%9F%E5%A0%B1-104.4%E5%85%AC%E5%BC%8F-%E6%96%B0(%E6%94%B9%E8%A1%A86%E5%85%AC%E5%BC%8F).xls'#$當月速報連結.BC26]*1000" office:value-type="float" office:value="0.0914626938786267" calcext:value-type="float">
            <text:p><text:s text:c="3"/>0.09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26]" office:value-type="float" office:value="1.11" calcext:value-type="float">
            <text:p><text:s text:c="3"/>1.11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26]" office:value-type="float" office:value="958" calcext:value-type="float">
            <text:p><text:s text:c="3"/>958 </text:p>
          </table:table-cell>
          <table:table-cell table:style-name="ce26" table:formula="of:=[.H17]/['file:///D:/0662/A.%E9%80%9F%E5%A0%B1/104%E5%B9%B4/%E9%80%9F%E5%A0%B1-104.4%E5%85%AC%E5%BC%8F-%E6%96%B0(%E6%94%B9%E8%A1%A86%E5%85%AC%E5%BC%8F).xls'#$當月速報連結.BC26]*1000" office:value-type="float" office:value="0.74255305708241" calcext:value-type="float">
            <text:p><text:s text:c="3"/>0.74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26]" office:value-type="float" office:value="9.03" calcext:value-type="float">
            <text:p><text:s text:c="3"/>9.03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26]" office:value-type="float" office:value="840" calcext:value-type="float">
            <text:p><text:s text:c="3"/>840 </text:p>
          </table:table-cell>
          <table:table-cell table:style-name="ce26" table:formula="of:=[.K17]/['file:///D:/0662/A.%E9%80%9F%E5%A0%B1/104%E5%B9%B4/%E9%80%9F%E5%A0%B1-104.4%E5%85%AC%E5%BC%8F-%E6%96%B0(%E6%94%B9%E8%A1%A86%E5%85%AC%E5%BC%8F).xls'#$當月速報連結.BC26]*1000" office:value-type="float" office:value="0.651090363203783" calcext:value-type="float">
            <text:p><text:s text:c="3"/>0.65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26]" office:value-type="float" office:value="7.92" calcext:value-type="float">
            <text:p><text:s text:c="3"/>7.92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26]" office:value-type="float" office:value="475" calcext:value-type="float">
            <text:p><text:s text:c="3"/>475 </text:p>
          </table:table-cell>
          <table:table-cell table:style-name="ce26" table:formula="of:=[.N17]/['file:///D:/0662/A.%E9%80%9F%E5%A0%B1/104%E5%B9%B4/%E9%80%9F%E5%A0%B1-104.4%E5%85%AC%E5%BC%8F-%E6%96%B0(%E6%94%B9%E8%A1%A86%E5%85%AC%E5%BC%8F).xls'#$當月速報連結.BC26]*1000" office:value-type="float" office:value="0.368176098240234" calcext:value-type="float">
            <text:p><text:s text:c="3"/>0.37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26]" office:value-type="float" office:value="4.48" calcext:value-type="float">
            <text:p><text:s text:c="3"/>4.48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26]" office:value-type="float" office:value="199" calcext:value-type="float">
            <text:p><text:s text:c="3"/>199 </text:p>
          </table:table-cell>
          <table:table-cell table:style-name="ce26" table:formula="of:=[.Q17]/['file:///D:/0662/A.%E9%80%9F%E5%A0%B1/104%E5%B9%B4/%E9%80%9F%E5%A0%B1-104.4%E5%85%AC%E5%BC%8F-%E6%96%B0(%E6%94%B9%E8%A1%A86%E5%85%AC%E5%BC%8F).xls'#$當月速報連結.BC26]*1000" office:value-type="float" office:value="0.154246407473277" calcext:value-type="float">
            <text:p><text:s text:c="3"/>0.15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26]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7">
          <table:table-cell table:style-name="ce8" office:value-type="string" office:string-value="南投縣" calcext:value-type="string">
            <text:p><text:s/>南投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27]-['file:///D:/0662/A.%E9%80%9F%E5%A0%B1/104%E5%B9%B4/%E9%80%9F%E5%A0%B1-104.4%E5%85%AC%E5%BC%8F-%E6%96%B0(%E6%94%B9%E8%A1%A86%E5%85%AC%E5%BC%8F).xls'#$當月速報連結.AZ27]" office:value-type="float" office:value="-632" calcext:value-type="float">
            <text:p><text:s/>－632 </text:p>
          </table:table-cell>
          <table:table-cell table:style-name="ce26" table:formula="of:=[.B18]/['file:///D:/0662/A.%E9%80%9F%E5%A0%B1/104%E5%B9%B4/%E9%80%9F%E5%A0%B1-104.4%E5%85%AC%E5%BC%8F-%E6%96%B0(%E6%94%B9%E8%A1%A86%E5%85%AC%E5%BC%8F).xls'#$當月速報連結.AZ27]*1000" office:value-type="float" office:value="-1.23174791265504" calcext:value-type="float">
            <text:p><text:s/>－1.23 </text:p>
          </table:table-cell>
          <table:table-cell table:style-name="ce26" table:formula="of:=[.B18]/['file:///D:/0662/A.%E9%80%9F%E5%A0%B1/104%E5%B9%B4/%E9%80%9F%E5%A0%B1-104.4%E5%85%AC%E5%BC%8F-%E6%96%B0(%E6%94%B9%E8%A1%A86%E5%85%AC%E5%BC%8F).xls'#$當月速報連結.AZ27]*365/30*1000" office:value-type="float" office:value="-14.9862662706363" calcext:value-type="float">
            <text:p><text:s/>－14.99 </text:p>
          </table:table-cell>
          <table:table-cell table:style-name="ce32" table:formula="of:=[.H18]-[.K18]" office:value-type="float" office:value="-157" calcext:value-type="float">
            <text:p><text:s/>－157 </text:p>
          </table:table-cell>
          <table:table-cell table:style-name="ce26" table:formula="of:=[.E18]/['file:///D:/0662/A.%E9%80%9F%E5%A0%B1/104%E5%B9%B4/%E9%80%9F%E5%A0%B1-104.4%E5%85%AC%E5%BC%8F-%E6%96%B0(%E6%94%B9%E8%A1%A86%E5%85%AC%E5%BC%8F).xls'#$當月速報連結.BC27]*1000" office:value-type="float" office:value="-0.306176576126808" calcext:value-type="float">
            <text:p><text:s/>－0.31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27]" office:value-type="float" office:value="-3.73" calcext:value-type="float">
            <text:p><text:s/>－3.73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27]" office:value-type="float" office:value="262" calcext:value-type="float">
            <text:p><text:s text:c="3"/>262 </text:p>
          </table:table-cell>
          <table:table-cell table:style-name="ce26" table:formula="of:=[.H18]/['file:///D:/0662/A.%E9%80%9F%E5%A0%B1/104%E5%B9%B4/%E9%80%9F%E5%A0%B1-104.4%E5%85%AC%E5%BC%8F-%E6%96%B0(%E6%94%B9%E8%A1%A86%E5%85%AC%E5%BC%8F).xls'#$當月速報連結.BC27]*1000" office:value-type="float" office:value="0.510944349969577" calcext:value-type="float">
            <text:p><text:s text:c="3"/>0.51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27]" office:value-type="float" office:value="6.22" calcext:value-type="float">
            <text:p><text:s text:c="3"/>6.22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27]" office:value-type="float" office:value="419" calcext:value-type="float">
            <text:p><text:s text:c="3"/>419 </text:p>
          </table:table-cell>
          <table:table-cell table:style-name="ce26" table:formula="of:=[.K18]/['file:///D:/0662/A.%E9%80%9F%E5%A0%B1/104%E5%B9%B4/%E9%80%9F%E5%A0%B1-104.4%E5%85%AC%E5%BC%8F-%E6%96%B0(%E6%94%B9%E8%A1%A86%E5%85%AC%E5%BC%8F).xls'#$當月速報連結.BC27]*1000" office:value-type="float" office:value="0.817120926096385" calcext:value-type="float">
            <text:p><text:s text:c="3"/>0.82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27]" office:value-type="float" office:value="9.94" calcext:value-type="float">
            <text:p><text:s text:c="3"/>9.94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27]" office:value-type="float" office:value="183" calcext:value-type="float">
            <text:p><text:s text:c="3"/>183 </text:p>
          </table:table-cell>
          <table:table-cell table:style-name="ce26" table:formula="of:=[.N18]/['file:///D:/0662/A.%E9%80%9F%E5%A0%B1/104%E5%B9%B4/%E9%80%9F%E5%A0%B1-104.4%E5%85%AC%E5%BC%8F-%E6%96%B0(%E6%94%B9%E8%A1%A86%E5%85%AC%E5%BC%8F).xls'#$當月速報連結.BC27]*1000" office:value-type="float" office:value="0.356880977268827" calcext:value-type="float">
            <text:p><text:s text:c="3"/>0.36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27]" office:value-type="float" office:value="4.34" calcext:value-type="float">
            <text:p><text:s text:c="3"/>4.34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27]" office:value-type="float" office:value="95" calcext:value-type="float">
            <text:p><text:s text:c="3"/>95 </text:p>
          </table:table-cell>
          <table:table-cell table:style-name="ce26" table:formula="of:=[.Q18]/['file:///D:/0662/A.%E9%80%9F%E5%A0%B1/104%E5%B9%B4/%E9%80%9F%E5%A0%B1-104.4%E5%85%AC%E5%BC%8F-%E6%96%B0(%E6%94%B9%E8%A1%A86%E5%85%AC%E5%BC%8F).xls'#$當月速報連結.BC27]*1000" office:value-type="float" office:value="0.185266081095839" calcext:value-type="float">
            <text:p><text:s text:c="3"/>0.19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27]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雲林縣" calcext:value-type="string">
            <text:p><text:s/>雲林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28]-['file:///D:/0662/A.%E9%80%9F%E5%A0%B1/104%E5%B9%B4/%E9%80%9F%E5%A0%B1-104.4%E5%85%AC%E5%BC%8F-%E6%96%B0(%E6%94%B9%E8%A1%A86%E5%85%AC%E5%BC%8F).xls'#$當月速報連結.AZ28]" office:value-type="float" office:value="-526" calcext:value-type="float">
            <text:p><text:s/>－526 </text:p>
          </table:table-cell>
          <table:table-cell table:style-name="ce26" table:formula="of:=[.B19]/['file:///D:/0662/A.%E9%80%9F%E5%A0%B1/104%E5%B9%B4/%E9%80%9F%E5%A0%B1-104.4%E5%85%AC%E5%BC%8F-%E6%96%B0(%E6%94%B9%E8%A1%A86%E5%85%AC%E5%BC%8F).xls'#$當月速報連結.AZ28]*1000" office:value-type="float" office:value="-0.747788975657052" calcext:value-type="float">
            <text:p><text:s/>－0.75 </text:p>
          </table:table-cell>
          <table:table-cell table:style-name="ce26" table:formula="of:=[.B19]/['file:///D:/0662/A.%E9%80%9F%E5%A0%B1/104%E5%B9%B4/%E9%80%9F%E5%A0%B1-104.4%E5%85%AC%E5%BC%8F-%E6%96%B0(%E6%94%B9%E8%A1%A86%E5%85%AC%E5%BC%8F).xls'#$當月速報連結.AZ28]*365/30*1000" office:value-type="float" office:value="-9.09809920382746" calcext:value-type="float">
            <text:p><text:s/>－9.10 </text:p>
          </table:table-cell>
          <table:table-cell table:style-name="ce32" table:formula="of:=[.H19]-[.K19]" office:value-type="float" office:value="-224" calcext:value-type="float">
            <text:p><text:s/>－224 </text:p>
          </table:table-cell>
          <table:table-cell table:style-name="ce26" table:formula="of:=[.E19]/['file:///D:/0662/A.%E9%80%9F%E5%A0%B1/104%E5%B9%B4/%E9%80%9F%E5%A0%B1-104.4%E5%85%AC%E5%BC%8F-%E6%96%B0(%E6%94%B9%E8%A1%A86%E5%85%AC%E5%BC%8F).xls'#$當月速報連結.BC28]*1000" office:value-type="float" office:value="-0.318569169330891" calcext:value-type="float">
            <text:p><text:s/>－0.32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28]" office:value-type="float" office:value="-3.88" calcext:value-type="float">
            <text:p><text:s/>－3.88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28]" office:value-type="float" office:value="366" calcext:value-type="float">
            <text:p><text:s text:c="3"/>366 </text:p>
          </table:table-cell>
          <table:table-cell table:style-name="ce26" table:formula="of:=[.H19]/['file:///D:/0662/A.%E9%80%9F%E5%A0%B1/104%E5%B9%B4/%E9%80%9F%E5%A0%B1-104.4%E5%85%AC%E5%BC%8F-%E6%96%B0(%E6%94%B9%E8%A1%A86%E5%85%AC%E5%BC%8F).xls'#$當月速報連結.BC28]*1000" office:value-type="float" office:value="0.520519267746009" calcext:value-type="float">
            <text:p><text:s text:c="3"/>0.52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28]" office:value-type="float" office:value="6.33" calcext:value-type="float">
            <text:p><text:s text:c="3"/>6.33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28]" office:value-type="float" office:value="590" calcext:value-type="float">
            <text:p><text:s text:c="3"/>590 </text:p>
          </table:table-cell>
          <table:table-cell table:style-name="ce26" table:formula="of:=[.K19]/['file:///D:/0662/A.%E9%80%9F%E5%A0%B1/104%E5%B9%B4/%E9%80%9F%E5%A0%B1-104.4%E5%85%AC%E5%BC%8F-%E6%96%B0(%E6%94%B9%E8%A1%A86%E5%85%AC%E5%BC%8F).xls'#$當月速報連結.BC28]*1000" office:value-type="float" office:value="0.8390884370769" calcext:value-type="float">
            <text:p><text:s text:c="3"/>0.84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28]" office:value-type="float" office:value="10.21" calcext:value-type="float">
            <text:p><text:s text:c="3"/>10.21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28]" office:value-type="float" office:value="256" calcext:value-type="float">
            <text:p><text:s text:c="3"/>256 </text:p>
          </table:table-cell>
          <table:table-cell table:style-name="ce26" table:formula="of:=[.N19]/['file:///D:/0662/A.%E9%80%9F%E5%A0%B1/104%E5%B9%B4/%E9%80%9F%E5%A0%B1-104.4%E5%85%AC%E5%BC%8F-%E6%96%B0(%E6%94%B9%E8%A1%A86%E5%85%AC%E5%BC%8F).xls'#$當月速報連結.BC28]*1000" office:value-type="float" office:value="0.364079050663875" calcext:value-type="float">
            <text:p><text:s text:c="3"/>0.36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28]" office:value-type="float" office:value="4.43" calcext:value-type="float">
            <text:p><text:s text:c="3"/>4.43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28]" office:value-type="float" office:value="110" calcext:value-type="float">
            <text:p><text:s text:c="3"/>110 </text:p>
          </table:table-cell>
          <table:table-cell table:style-name="ce26" table:formula="of:=[.Q19]/['file:///D:/0662/A.%E9%80%9F%E5%A0%B1/104%E5%B9%B4/%E9%80%9F%E5%A0%B1-104.4%E5%85%AC%E5%BC%8F-%E6%96%B0(%E6%94%B9%E8%A1%A86%E5%85%AC%E5%BC%8F).xls'#$當月速報連結.BC28]*1000" office:value-type="float" office:value="0.156440217082134" calcext:value-type="float">
            <text:p><text:s text:c="3"/>0.16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28]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嘉義縣" calcext:value-type="string">
            <text:p><text:s/>嘉義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29]-['file:///D:/0662/A.%E9%80%9F%E5%A0%B1/104%E5%B9%B4/%E9%80%9F%E5%A0%B1-104.4%E5%85%AC%E5%BC%8F-%E6%96%B0(%E6%94%B9%E8%A1%A86%E5%85%AC%E5%BC%8F).xls'#$當月速報連結.AZ29]" office:value-type="float" office:value="-575" calcext:value-type="float">
            <text:p><text:s/>－575 </text:p>
          </table:table-cell>
          <table:table-cell table:style-name="ce26" table:formula="of:=[.B20]/['file:///D:/0662/A.%E9%80%9F%E5%A0%B1/104%E5%B9%B4/%E9%80%9F%E5%A0%B1-104.4%E5%85%AC%E5%BC%8F-%E6%96%B0(%E6%94%B9%E8%A1%A86%E5%85%AC%E5%BC%8F).xls'#$當月速報連結.AZ29]*1000" office:value-type="float" office:value="-1.09908594278636" calcext:value-type="float">
            <text:p><text:s/>－1.10 </text:p>
          </table:table-cell>
          <table:table-cell table:style-name="ce26" table:formula="of:=[.B20]/['file:///D:/0662/A.%E9%80%9F%E5%A0%B1/104%E5%B9%B4/%E9%80%9F%E5%A0%B1-104.4%E5%85%AC%E5%BC%8F-%E6%96%B0(%E6%94%B9%E8%A1%A86%E5%85%AC%E5%BC%8F).xls'#$當月速報連結.AZ29]*365/30*1000" office:value-type="float" office:value="-13.3722123039008" calcext:value-type="float">
            <text:p><text:s/>－13.37 </text:p>
          </table:table-cell>
          <table:table-cell table:style-name="ce32" table:formula="of:=[.H20]-[.K20]" office:value-type="float" office:value="-221" calcext:value-type="float">
            <text:p><text:s/>－221 </text:p>
          </table:table-cell>
          <table:table-cell table:style-name="ce26" table:formula="of:=[.E20]/['file:///D:/0662/A.%E9%80%9F%E5%A0%B1/104%E5%B9%B4/%E9%80%9F%E5%A0%B1-104.4%E5%85%AC%E5%BC%8F-%E6%96%B0(%E6%94%B9%E8%A1%A86%E5%85%AC%E5%BC%8F).xls'#$當月速報連結.BC29]*1000" office:value-type="float" office:value="-0.422663564583853" calcext:value-type="float">
            <text:p><text:s/>－0.42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29]" office:value-type="float" office:value="-5.14" calcext:value-type="float">
            <text:p><text:s/>－5.14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29]" office:value-type="float" office:value="219" calcext:value-type="float">
            <text:p><text:s text:c="3"/>219 </text:p>
          </table:table-cell>
          <table:table-cell table:style-name="ce26" table:formula="of:=[.H20]/['file:///D:/0662/A.%E9%80%9F%E5%A0%B1/104%E5%B9%B4/%E9%80%9F%E5%A0%B1-104.4%E5%85%AC%E5%BC%8F-%E6%96%B0(%E6%94%B9%E8%A1%A86%E5%85%AC%E5%BC%8F).xls'#$當月速報連結.BC29]*1000" office:value-type="float" office:value="0.41883855494961" calcext:value-type="float">
            <text:p><text:s text:c="3"/>0.42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29]" office:value-type="float" office:value="5.1" calcext:value-type="float">
            <text:p><text:s text:c="3"/>5.10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29]" office:value-type="float" office:value="440" calcext:value-type="float">
            <text:p><text:s text:c="3"/>440 </text:p>
          </table:table-cell>
          <table:table-cell table:style-name="ce26" table:formula="of:=[.K20]/['file:///D:/0662/A.%E9%80%9F%E5%A0%B1/104%E5%B9%B4/%E9%80%9F%E5%A0%B1-104.4%E5%85%AC%E5%BC%8F-%E6%96%B0(%E6%94%B9%E8%A1%A86%E5%85%AC%E5%BC%8F).xls'#$當月速報連結.BC29]*1000" office:value-type="float" office:value="0.841502119533464" calcext:value-type="float">
            <text:p><text:s text:c="3"/>0.84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29]" office:value-type="float" office:value="10.24" calcext:value-type="float">
            <text:p><text:s text:c="3"/>10.24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29]" office:value-type="float" office:value="185" calcext:value-type="float">
            <text:p><text:s text:c="3"/>185 </text:p>
          </table:table-cell>
          <table:table-cell table:style-name="ce26" table:formula="of:=[.N20]/['file:///D:/0662/A.%E9%80%9F%E5%A0%B1/104%E5%B9%B4/%E9%80%9F%E5%A0%B1-104.4%E5%85%AC%E5%BC%8F-%E6%96%B0(%E6%94%B9%E8%A1%A86%E5%85%AC%E5%BC%8F).xls'#$當月速報連結.BC29]*1000" office:value-type="float" office:value="0.353813391167479" calcext:value-type="float">
            <text:p><text:s text:c="3"/>0.35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29]" office:value-type="float" office:value="4.3" calcext:value-type="float">
            <text:p><text:s text:c="3"/>4.30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29]" office:value-type="float" office:value="105" calcext:value-type="float">
            <text:p><text:s text:c="3"/>105 </text:p>
          </table:table-cell>
          <table:table-cell table:style-name="ce26" table:formula="of:=[.Q20]/['file:///D:/0662/A.%E9%80%9F%E5%A0%B1/104%E5%B9%B4/%E9%80%9F%E5%A0%B1-104.4%E5%85%AC%E5%BC%8F-%E6%96%B0(%E6%94%B9%E8%A1%A86%E5%85%AC%E5%BC%8F).xls'#$當月速報連結.BC29]*1000" office:value-type="float" office:value="0.200813005797758" calcext:value-type="float">
            <text:p><text:s text:c="3"/>0.20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29]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屏東縣" calcext:value-type="string">
            <text:p><text:s/>屏東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30]-['file:///D:/0662/A.%E9%80%9F%E5%A0%B1/104%E5%B9%B4/%E9%80%9F%E5%A0%B1-104.4%E5%85%AC%E5%BC%8F-%E6%96%B0(%E6%94%B9%E8%A1%A86%E5%85%AC%E5%BC%8F).xls'#$當月速報連結.AZ30]" office:value-type="float" office:value="-700" calcext:value-type="float">
            <text:p><text:s/>－700 </text:p>
          </table:table-cell>
          <table:table-cell table:style-name="ce26" table:formula="of:=[.B21]/['file:///D:/0662/A.%E9%80%9F%E5%A0%B1/104%E5%B9%B4/%E9%80%9F%E5%A0%B1-104.4%E5%85%AC%E5%BC%8F-%E6%96%B0(%E6%94%B9%E8%A1%A86%E5%85%AC%E5%BC%8F).xls'#$當月速報連結.AZ30]*1000" office:value-type="float" office:value="-0.827639371514308" calcext:value-type="float">
            <text:p><text:s/>－0.83 </text:p>
          </table:table-cell>
          <table:table-cell table:style-name="ce26" table:formula="of:=[.B21]/['file:///D:/0662/A.%E9%80%9F%E5%A0%B1/104%E5%B9%B4/%E9%80%9F%E5%A0%B1-104.4%E5%85%AC%E5%BC%8F-%E6%96%B0(%E6%94%B9%E8%A1%A86%E5%85%AC%E5%BC%8F).xls'#$當月速報連結.AZ30]*365/30*1000" office:value-type="float" office:value="-10.0696123534241" calcext:value-type="float">
            <text:p><text:s/>－10.07 </text:p>
          </table:table-cell>
          <table:table-cell table:style-name="ce32" table:formula="of:=[.H21]-[.K21]" office:value-type="float" office:value="-300" calcext:value-type="float">
            <text:p><text:s/>－300 </text:p>
          </table:table-cell>
          <table:table-cell table:style-name="ce26" table:formula="of:=[.E21]/['file:///D:/0662/A.%E9%80%9F%E5%A0%B1/104%E5%B9%B4/%E9%80%9F%E5%A0%B1-104.4%E5%85%AC%E5%BC%8F-%E6%96%B0(%E6%94%B9%E8%A1%A86%E5%85%AC%E5%BC%8F).xls'#$當月速報連結.BC30]*1000" office:value-type="float" office:value="-0.354849431472069" calcext:value-type="float">
            <text:p><text:s/>－0.35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30]" office:value-type="float" office:value="-4.32" calcext:value-type="float">
            <text:p><text:s/>－4.32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30]" office:value-type="float" office:value="402" calcext:value-type="float">
            <text:p><text:s text:c="3"/>402 </text:p>
          </table:table-cell>
          <table:table-cell table:style-name="ce26" table:formula="of:=[.H21]/['file:///D:/0662/A.%E9%80%9F%E5%A0%B1/104%E5%B9%B4/%E9%80%9F%E5%A0%B1-104.4%E5%85%AC%E5%BC%8F-%E6%96%B0(%E6%94%B9%E8%A1%A86%E5%85%AC%E5%BC%8F).xls'#$當月速報連結.BC30]*1000" office:value-type="float" office:value="0.475498238172573" calcext:value-type="float">
            <text:p><text:s text:c="3"/>0.48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30]" office:value-type="float" office:value="5.79" calcext:value-type="float">
            <text:p><text:s text:c="3"/>5.79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30]" office:value-type="float" office:value="702" calcext:value-type="float">
            <text:p><text:s text:c="3"/>702 </text:p>
          </table:table-cell>
          <table:table-cell table:style-name="ce26" table:formula="of:=[.K21]/['file:///D:/0662/A.%E9%80%9F%E5%A0%B1/104%E5%B9%B4/%E9%80%9F%E5%A0%B1-104.4%E5%85%AC%E5%BC%8F-%E6%96%B0(%E6%94%B9%E8%A1%A86%E5%85%AC%E5%BC%8F).xls'#$當月速報連結.BC30]*1000" office:value-type="float" office:value="0.830347669644642" calcext:value-type="float">
            <text:p><text:s text:c="3"/>0.83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30]" office:value-type="float" office:value="10.1" calcext:value-type="float">
            <text:p><text:s text:c="3"/>10.10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30]" office:value-type="float" office:value="333" calcext:value-type="float">
            <text:p><text:s text:c="3"/>333 </text:p>
          </table:table-cell>
          <table:table-cell table:style-name="ce26" table:formula="of:=[.N21]/['file:///D:/0662/A.%E9%80%9F%E5%A0%B1/104%E5%B9%B4/%E9%80%9F%E5%A0%B1-104.4%E5%85%AC%E5%BC%8F-%E6%96%B0(%E6%94%B9%E8%A1%A86%E5%85%AC%E5%BC%8F).xls'#$當月速報連結.BC30]*1000" office:value-type="float" office:value="0.393882868933997" calcext:value-type="float">
            <text:p><text:s text:c="3"/>0.39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30]" office:value-type="float" office:value="4.79" calcext:value-type="float">
            <text:p><text:s text:c="3"/>4.79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30]" office:value-type="float" office:value="170" calcext:value-type="float">
            <text:p><text:s text:c="3"/>170 </text:p>
          </table:table-cell>
          <table:table-cell table:style-name="ce26" table:formula="of:=[.Q21]/['file:///D:/0662/A.%E9%80%9F%E5%A0%B1/104%E5%B9%B4/%E9%80%9F%E5%A0%B1-104.4%E5%85%AC%E5%BC%8F-%E6%96%B0(%E6%94%B9%E8%A1%A86%E5%85%AC%E5%BC%8F).xls'#$當月速報連結.BC30]*1000" office:value-type="float" office:value="0.201081344500839" calcext:value-type="float">
            <text:p><text:s text:c="3"/>0.20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30]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8" office:value-type="string" office:string-value="臺東縣" calcext:value-type="string">
            <text:p><text:s/>臺東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31]-['file:///D:/0662/A.%E9%80%9F%E5%A0%B1/104%E5%B9%B4/%E9%80%9F%E5%A0%B1-104.4%E5%85%AC%E5%BC%8F-%E6%96%B0(%E6%94%B9%E8%A1%A86%E5%85%AC%E5%BC%8F).xls'#$當月速報連結.AZ31]" office:value-type="float" office:value="-272" calcext:value-type="float">
            <text:p><text:s/>－272 </text:p>
          </table:table-cell>
          <table:table-cell table:style-name="ce26" table:formula="of:=[.B22]/['file:///D:/0662/A.%E9%80%9F%E5%A0%B1/104%E5%B9%B4/%E9%80%9F%E5%A0%B1-104.4%E5%85%AC%E5%BC%8F-%E6%96%B0(%E6%94%B9%E8%A1%A86%E5%85%AC%E5%BC%8F).xls'#$當月速報連結.AZ31]*1000" office:value-type="float" office:value="-1.21520254120296" calcext:value-type="float">
            <text:p><text:s/>－1.22 </text:p>
          </table:table-cell>
          <table:table-cell table:style-name="ce26" table:formula="of:=[.B22]/['file:///D:/0662/A.%E9%80%9F%E5%A0%B1/104%E5%B9%B4/%E9%80%9F%E5%A0%B1-104.4%E5%85%AC%E5%BC%8F-%E6%96%B0(%E6%94%B9%E8%A1%A86%E5%85%AC%E5%BC%8F).xls'#$當月速報連結.AZ31]*365/30*1000" office:value-type="float" office:value="-14.7849642513027" calcext:value-type="float">
            <text:p><text:s/>－14.78 </text:p>
          </table:table-cell>
          <table:table-cell table:style-name="ce32" table:formula="of:=[.H22]-[.K22]" office:value-type="float" office:value="-139" calcext:value-type="float">
            <text:p><text:s/>－139 </text:p>
          </table:table-cell>
          <table:table-cell table:style-name="ce26" table:formula="of:=[.E22]/['file:///D:/0662/A.%E9%80%9F%E5%A0%B1/104%E5%B9%B4/%E9%80%9F%E5%A0%B1-104.4%E5%85%AC%E5%BC%8F-%E6%96%B0(%E6%94%B9%E8%A1%A86%E5%85%AC%E5%BC%8F).xls'#$當月速報連結.BC31]*1000" office:value-type="float" office:value="-0.621381792172378" calcext:value-type="float">
            <text:p><text:s/>－0.62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31]" office:value-type="float" office:value="-7.56" calcext:value-type="float">
            <text:p><text:s/>－7.56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31]" office:value-type="float" office:value="99" calcext:value-type="float">
            <text:p><text:s text:c="3"/>99 </text:p>
          </table:table-cell>
          <table:table-cell table:style-name="ce26" table:formula="of:=[.H22]/['file:///D:/0662/A.%E9%80%9F%E5%A0%B1/104%E5%B9%B4/%E9%80%9F%E5%A0%B1-104.4%E5%85%AC%E5%BC%8F-%E6%96%B0(%E6%94%B9%E8%A1%A86%E5%85%AC%E5%BC%8F).xls'#$當月速報連結.BC31]*1000" office:value-type="float" office:value="0.442566887950111" calcext:value-type="float">
            <text:p><text:s text:c="3"/>0.44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31]" office:value-type="float" office:value="5.38" calcext:value-type="float">
            <text:p><text:s text:c="3"/>5.38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31]" office:value-type="float" office:value="238" calcext:value-type="float">
            <text:p><text:s text:c="3"/>238 </text:p>
          </table:table-cell>
          <table:table-cell table:style-name="ce26" table:formula="of:=[.K22]/['file:///D:/0662/A.%E9%80%9F%E5%A0%B1/104%E5%B9%B4/%E9%80%9F%E5%A0%B1-104.4%E5%85%AC%E5%BC%8F-%E6%96%B0(%E6%94%B9%E8%A1%A86%E5%85%AC%E5%BC%8F).xls'#$當月速報連結.BC31]*1000" office:value-type="float" office:value="1.06394868012249" calcext:value-type="float">
            <text:p><text:s text:c="3"/>1.06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31]" office:value-type="float" office:value="12.94" calcext:value-type="float">
            <text:p><text:s text:c="3"/>12.94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31]" office:value-type="float" office:value="97" calcext:value-type="float">
            <text:p><text:s text:c="3"/>97 </text:p>
          </table:table-cell>
          <table:table-cell table:style-name="ce26" table:formula="of:=[.N22]/['file:///D:/0662/A.%E9%80%9F%E5%A0%B1/104%E5%B9%B4/%E9%80%9F%E5%A0%B1-104.4%E5%85%AC%E5%BC%8F-%E6%96%B0(%E6%94%B9%E8%A1%A86%E5%85%AC%E5%BC%8F).xls'#$當月速報連結.BC31]*1000" office:value-type="float" office:value="0.433626142738997" calcext:value-type="float">
            <text:p><text:s text:c="3"/>0.43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31]" office:value-type="float" office:value="5.28" calcext:value-type="float">
            <text:p><text:s text:c="3"/>5.28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31]" office:value-type="float" office:value="48" calcext:value-type="float">
            <text:p><text:s text:c="3"/>48 </text:p>
          </table:table-cell>
          <table:table-cell table:style-name="ce26" table:formula="of:=[.Q22]/['file:///D:/0662/A.%E9%80%9F%E5%A0%B1/104%E5%B9%B4/%E9%80%9F%E5%A0%B1-104.4%E5%85%AC%E5%BC%8F-%E6%96%B0(%E6%94%B9%E8%A1%A86%E5%85%AC%E5%BC%8F).xls'#$當月速報連結.BC31]*1000" office:value-type="float" office:value="0.21457788506672" calcext:value-type="float">
            <text:p><text:s text:c="3"/>0.21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31]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花蓮縣" calcext:value-type="string">
            <text:p><text:s/>花蓮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32]-['file:///D:/0662/A.%E9%80%9F%E5%A0%B1/104%E5%B9%B4/%E9%80%9F%E5%A0%B1-104.4%E5%85%AC%E5%BC%8F-%E6%96%B0(%E6%94%B9%E8%A1%A86%E5%85%AC%E5%BC%8F).xls'#$當月速報連結.AZ32]" office:value-type="float" office:value="-163" calcext:value-type="float">
            <text:p><text:s/>－163 </text:p>
          </table:table-cell>
          <table:table-cell table:style-name="ce26" table:formula="of:=[.B23]/['file:///D:/0662/A.%E9%80%9F%E5%A0%B1/104%E5%B9%B4/%E9%80%9F%E5%A0%B1-104.4%E5%85%AC%E5%BC%8F-%E6%96%B0(%E6%94%B9%E8%A1%A86%E5%85%AC%E5%BC%8F).xls'#$當月速報連結.AZ32]*1000" office:value-type="float" office:value="-0.489729206788909" calcext:value-type="float">
            <text:p><text:s/>－0.49 </text:p>
          </table:table-cell>
          <table:table-cell table:style-name="ce26" table:formula="of:=[.B23]/['file:///D:/0662/A.%E9%80%9F%E5%A0%B1/104%E5%B9%B4/%E9%80%9F%E5%A0%B1-104.4%E5%85%AC%E5%BC%8F-%E6%96%B0(%E6%94%B9%E8%A1%A86%E5%85%AC%E5%BC%8F).xls'#$當月速報連結.AZ32]*365/30*1000" office:value-type="float" office:value="-5.95837201593172" calcext:value-type="float">
            <text:p><text:s/>－5.96 </text:p>
          </table:table-cell>
          <table:table-cell table:style-name="ce32" table:formula="of:=[.H23]-[.K23]" office:value-type="float" office:value="-62" calcext:value-type="float">
            <text:p><text:s/>－62 </text:p>
          </table:table-cell>
          <table:table-cell table:style-name="ce26" table:formula="of:=[.E23]/['file:///D:/0662/A.%E9%80%9F%E5%A0%B1/104%E5%B9%B4/%E9%80%9F%E5%A0%B1-104.4%E5%85%AC%E5%BC%8F-%E6%96%B0(%E6%94%B9%E8%A1%A86%E5%85%AC%E5%BC%8F).xls'#$當月速報連結.BC32]*1000" office:value-type="float" office:value="-0.186322990904733" calcext:value-type="float">
            <text:p><text:s/>－0.19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32]" office:value-type="float" office:value="-2.27" calcext:value-type="float">
            <text:p><text:s/>－2.27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32]" office:value-type="float" office:value="202" calcext:value-type="float">
            <text:p><text:s text:c="3"/>202 </text:p>
          </table:table-cell>
          <table:table-cell table:style-name="ce26" table:formula="of:=[.H23]/['file:///D:/0662/A.%E9%80%9F%E5%A0%B1/104%E5%B9%B4/%E9%80%9F%E5%A0%B1-104.4%E5%85%AC%E5%BC%8F-%E6%96%B0(%E6%94%B9%E8%A1%A86%E5%85%AC%E5%BC%8F).xls'#$當月速報連結.BC32]*1000" office:value-type="float" office:value="0.607052325205744" calcext:value-type="float">
            <text:p><text:s text:c="3"/>0.61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32]" office:value-type="float" office:value="7.39" calcext:value-type="float">
            <text:p><text:s text:c="3"/>7.39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32]" office:value-type="float" office:value="264" calcext:value-type="float">
            <text:p><text:s text:c="3"/>264 </text:p>
          </table:table-cell>
          <table:table-cell table:style-name="ce26" table:formula="of:=[.K23]/['file:///D:/0662/A.%E9%80%9F%E5%A0%B1/104%E5%B9%B4/%E9%80%9F%E5%A0%B1-104.4%E5%85%AC%E5%BC%8F-%E6%96%B0(%E6%94%B9%E8%A1%A86%E5%85%AC%E5%BC%8F).xls'#$當月速報連結.BC32]*1000" office:value-type="float" office:value="0.793375316110478" calcext:value-type="float">
            <text:p><text:s text:c="3"/>0.79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32]" office:value-type="float" office:value="9.65" calcext:value-type="float">
            <text:p><text:s text:c="3"/>9.65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32]" office:value-type="float" office:value="163" calcext:value-type="float">
            <text:p><text:s text:c="3"/>163 </text:p>
          </table:table-cell>
          <table:table-cell table:style-name="ce26" table:formula="of:=[.N23]/['file:///D:/0662/A.%E9%80%9F%E5%A0%B1/104%E5%B9%B4/%E9%80%9F%E5%A0%B1-104.4%E5%85%AC%E5%BC%8F-%E6%96%B0(%E6%94%B9%E8%A1%A86%E5%85%AC%E5%BC%8F).xls'#$當月速報連結.BC32]*1000" office:value-type="float" office:value="0.489849153507605" calcext:value-type="float">
            <text:p><text:s text:c="3"/>0.49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32]" office:value-type="float" office:value="5.96" calcext:value-type="float">
            <text:p><text:s text:c="3"/>5.96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32]" office:value-type="float" office:value="95" calcext:value-type="float">
            <text:p><text:s text:c="3"/>95 </text:p>
          </table:table-cell>
          <table:table-cell table:style-name="ce26" table:formula="of:=[.Q23]/['file:///D:/0662/A.%E9%80%9F%E5%A0%B1/104%E5%B9%B4/%E9%80%9F%E5%A0%B1-104.4%E5%85%AC%E5%BC%8F-%E6%96%B0(%E6%94%B9%E8%A1%A86%E5%85%AC%E5%BC%8F).xls'#$當月速報連結.BC32]*1000" office:value-type="float" office:value="0.285494905418543" calcext:value-type="float">
            <text:p><text:s text:c="3"/>0.29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32]" office:value-type="float" office:value="3.47" calcext:value-type="float">
            <text:p><text:s text:c="3"/>3.47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澎湖縣" calcext:value-type="string">
            <text:p><text:s/>澎湖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33]-['file:///D:/0662/A.%E9%80%9F%E5%A0%B1/104%E5%B9%B4/%E9%80%9F%E5%A0%B1-104.4%E5%85%AC%E5%BC%8F-%E6%96%B0(%E6%94%B9%E8%A1%A86%E5%85%AC%E5%BC%8F).xls'#$當月速報連結.AZ33]" office:value-type="float" office:value="-14" calcext:value-type="float">
            <text:p><text:s/>－14 </text:p>
          </table:table-cell>
          <table:table-cell table:style-name="ce26" table:formula="of:=[.B24]/['file:///D:/0662/A.%E9%80%9F%E5%A0%B1/104%E5%B9%B4/%E9%80%9F%E5%A0%B1-104.4%E5%85%AC%E5%BC%8F-%E6%96%B0(%E6%94%B9%E8%A1%A86%E5%85%AC%E5%BC%8F).xls'#$當月速報連結.AZ33]*1000" office:value-type="float" office:value="-0.137448947533773" calcext:value-type="float">
            <text:p><text:s/>－0.14 </text:p>
          </table:table-cell>
          <table:table-cell table:style-name="ce26" table:formula="of:=[.B24]/['file:///D:/0662/A.%E9%80%9F%E5%A0%B1/104%E5%B9%B4/%E9%80%9F%E5%A0%B1-104.4%E5%85%AC%E5%BC%8F-%E6%96%B0(%E6%94%B9%E8%A1%A86%E5%85%AC%E5%BC%8F).xls'#$當月速報連結.AZ33]*365/30*1000" office:value-type="float" office:value="-1.67229552832757" calcext:value-type="float">
            <text:p><text:s/>－1.67 </text:p>
          </table:table-cell>
          <table:table-cell table:style-name="ce32" table:formula="of:=[.H24]-[.K24]" office:value-type="float" office:value="-16" calcext:value-type="float">
            <text:p><text:s/>－16 </text:p>
          </table:table-cell>
          <table:table-cell table:style-name="ce26" table:formula="of:=[.E24]/['file:///D:/0662/A.%E9%80%9F%E5%A0%B1/104%E5%B9%B4/%E9%80%9F%E5%A0%B1-104.4%E5%85%AC%E5%BC%8F-%E6%96%B0(%E6%94%B9%E8%A1%A86%E5%85%AC%E5%BC%8F).xls'#$當月速報連結.BC33]*1000" office:value-type="float" office:value="-0.157095307759526" calcext:value-type="float">
            <text:p><text:s/>－0.16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33]" office:value-type="float" office:value="-1.91" calcext:value-type="float">
            <text:p><text:s/>－1.91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33]" office:value-type="float" office:value="76" calcext:value-type="float">
            <text:p><text:s text:c="3"/>76 </text:p>
          </table:table-cell>
          <table:table-cell table:style-name="ce26" table:formula="of:=[.H24]/['file:///D:/0662/A.%E9%80%9F%E5%A0%B1/104%E5%B9%B4/%E9%80%9F%E5%A0%B1-104.4%E5%85%AC%E5%BC%8F-%E6%96%B0(%E6%94%B9%E8%A1%A86%E5%85%AC%E5%BC%8F).xls'#$當月速報連結.BC33]*1000" office:value-type="float" office:value="0.74620271185775" calcext:value-type="float">
            <text:p><text:s text:c="3"/>0.75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33]" office:value-type="float" office:value="9.08" calcext:value-type="float">
            <text:p><text:s text:c="3"/>9.08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33]" office:value-type="float" office:value="92" calcext:value-type="float">
            <text:p><text:s text:c="3"/>92 </text:p>
          </table:table-cell>
          <table:table-cell table:style-name="ce26" table:formula="of:=[.K24]/['file:///D:/0662/A.%E9%80%9F%E5%A0%B1/104%E5%B9%B4/%E9%80%9F%E5%A0%B1-104.4%E5%85%AC%E5%BC%8F-%E6%96%B0(%E6%94%B9%E8%A1%A86%E5%85%AC%E5%BC%8F).xls'#$當月速報連結.BC33]*1000" office:value-type="float" office:value="0.903298019617277" calcext:value-type="float">
            <text:p><text:s text:c="3"/>0.90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33]" office:value-type="float" office:value="10.99" calcext:value-type="float">
            <text:p><text:s text:c="3"/>10.99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33]" office:value-type="float" office:value="48" calcext:value-type="float">
            <text:p><text:s text:c="3"/>48 </text:p>
          </table:table-cell>
          <table:table-cell table:style-name="ce26" table:formula="of:=[.N24]/['file:///D:/0662/A.%E9%80%9F%E5%A0%B1/104%E5%B9%B4/%E9%80%9F%E5%A0%B1-104.4%E5%85%AC%E5%BC%8F-%E6%96%B0(%E6%94%B9%E8%A1%A86%E5%85%AC%E5%BC%8F).xls'#$當月速報連結.BC33]*1000" office:value-type="float" office:value="0.471285923278579" calcext:value-type="float">
            <text:p><text:s text:c="3"/>0.47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33]" office:value-type="float" office:value="5.73" calcext:value-type="float">
            <text:p><text:s text:c="3"/>5.73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33]" office:value-type="float" office:value="23" calcext:value-type="float">
            <text:p><text:s text:c="3"/>23 </text:p>
          </table:table-cell>
          <table:table-cell table:style-name="ce26" table:formula="of:=[.Q24]/['file:///D:/0662/A.%E9%80%9F%E5%A0%B1/104%E5%B9%B4/%E9%80%9F%E5%A0%B1-104.4%E5%85%AC%E5%BC%8F-%E6%96%B0(%E6%94%B9%E8%A1%A86%E5%85%AC%E5%BC%8F).xls'#$當月速報連結.BC33]*1000" office:value-type="float" office:value="0.225824504904319" calcext:value-type="float">
            <text:p><text:s text:c="3"/>0.23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33]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9">
          <table:table-cell table:style-name="ce8" office:value-type="string" office:string-value="基隆市" calcext:value-type="string">
            <text:p><text:s/>基隆市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34]-['file:///D:/0662/A.%E9%80%9F%E5%A0%B1/104%E5%B9%B4/%E9%80%9F%E5%A0%B1-104.4%E5%85%AC%E5%BC%8F-%E6%96%B0(%E6%94%B9%E8%A1%A86%E5%85%AC%E5%BC%8F).xls'#$當月速報連結.AZ34]" office:value-type="float" office:value="16" calcext:value-type="float">
            <text:p><text:s text:c="3"/>16 </text:p>
          </table:table-cell>
          <table:table-cell table:style-name="ce26" table:formula="of:=[.B25]/['file:///D:/0662/A.%E9%80%9F%E5%A0%B1/104%E5%B9%B4/%E9%80%9F%E5%A0%B1-104.4%E5%85%AC%E5%BC%8F-%E6%96%B0(%E6%94%B9%E8%A1%A86%E5%85%AC%E5%BC%8F).xls'#$當月速報連結.AZ34]*1000" office:value-type="float" office:value="0.0428990076923283" calcext:value-type="float">
            <text:p><text:s text:c="3"/>0.04 </text:p>
          </table:table-cell>
          <table:table-cell table:style-name="ce26" table:formula="of:=[.B25]/['file:///D:/0662/A.%E9%80%9F%E5%A0%B1/104%E5%B9%B4/%E9%80%9F%E5%A0%B1-104.4%E5%85%AC%E5%BC%8F-%E6%96%B0(%E6%94%B9%E8%A1%A86%E5%85%AC%E5%BC%8F).xls'#$當月速報連結.AZ34]*365/30*1000" office:value-type="float" office:value="0.521937926923328" calcext:value-type="float">
            <text:p><text:s text:c="3"/>0.52 </text:p>
          </table:table-cell>
          <table:table-cell table:style-name="ce32" table:formula="of:=[.H25]-[.K25]" office:value-type="float" office:value="-78" calcext:value-type="float">
            <text:p><text:s/>－78 </text:p>
          </table:table-cell>
          <table:table-cell table:style-name="ce26" table:formula="of:=[.E25]/['file:///D:/0662/A.%E9%80%9F%E5%A0%B1/104%E5%B9%B4/%E9%80%9F%E5%A0%B1-104.4%E5%85%AC%E5%BC%8F-%E6%96%B0(%E6%94%B9%E8%A1%A86%E5%85%AC%E5%BC%8F).xls'#$當月速報連結.BC34]*1000" office:value-type="float" office:value="-0.209128176804468" calcext:value-type="float">
            <text:p><text:s/>－0.21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34]" office:value-type="float" office:value="-2.54" calcext:value-type="float">
            <text:p><text:s/>－2.54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34]" office:value-type="float" office:value="194" calcext:value-type="float">
            <text:p><text:s text:c="3"/>194 </text:p>
          </table:table-cell>
          <table:table-cell table:style-name="ce26" table:formula="of:=[.H25]/['file:///D:/0662/A.%E9%80%9F%E5%A0%B1/104%E5%B9%B4/%E9%80%9F%E5%A0%B1-104.4%E5%85%AC%E5%BC%8F-%E6%96%B0(%E6%94%B9%E8%A1%A86%E5%85%AC%E5%BC%8F).xls'#$當月速報連結.BC34]*1000" office:value-type="float" office:value="0.520139311539317" calcext:value-type="float">
            <text:p><text:s text:c="3"/>0.52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34]" office:value-type="float" office:value="6.33" calcext:value-type="float">
            <text:p><text:s text:c="3"/>6.33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34]" office:value-type="float" office:value="272" calcext:value-type="float">
            <text:p><text:s text:c="3"/>272 </text:p>
          </table:table-cell>
          <table:table-cell table:style-name="ce26" table:formula="of:=[.K25]/['file:///D:/0662/A.%E9%80%9F%E5%A0%B1/104%E5%B9%B4/%E9%80%9F%E5%A0%B1-104.4%E5%85%AC%E5%BC%8F-%E6%96%B0(%E6%94%B9%E8%A1%A86%E5%85%AC%E5%BC%8F).xls'#$當月速報連結.BC34]*1000" office:value-type="float" office:value="0.729267488343785" calcext:value-type="float">
            <text:p><text:s text:c="3"/>0.73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34]" office:value-type="float" office:value="8.87" calcext:value-type="float">
            <text:p><text:s text:c="3"/>8.87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34]" office:value-type="float" office:value="146" calcext:value-type="float">
            <text:p><text:s text:c="3"/>146 </text:p>
          </table:table-cell>
          <table:table-cell table:style-name="ce26" table:formula="of:=[.N25]/['file:///D:/0662/A.%E9%80%9F%E5%A0%B1/104%E5%B9%B4/%E9%80%9F%E5%A0%B1-104.4%E5%85%AC%E5%BC%8F-%E6%96%B0(%E6%94%B9%E8%A1%A86%E5%85%AC%E5%BC%8F).xls'#$當月速報連結.BC34]*1000" office:value-type="float" office:value="0.391445048890414" calcext:value-type="float">
            <text:p><text:s text:c="3"/>0.39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34]" office:value-type="float" office:value="4.76" calcext:value-type="float">
            <text:p><text:s text:c="3"/>4.76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34]" office:value-type="float" office:value="89" calcext:value-type="float">
            <text:p><text:s text:c="3"/>89 </text:p>
          </table:table-cell>
          <table:table-cell table:style-name="ce26" table:formula="of:=[.Q25]/['file:///D:/0662/A.%E9%80%9F%E5%A0%B1/104%E5%B9%B4/%E9%80%9F%E5%A0%B1-104.4%E5%85%AC%E5%BC%8F-%E6%96%B0(%E6%94%B9%E8%A1%A86%E5%85%AC%E5%BC%8F).xls'#$當月速報連結.BC34]*1000" office:value-type="float" office:value="0.238620611994842" calcext:value-type="float">
            <text:p><text:s text:c="3"/>0.24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34]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新竹市" calcext:value-type="string">
            <text:p><text:s/>新竹市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35]-['file:///D:/0662/A.%E9%80%9F%E5%A0%B1/104%E5%B9%B4/%E9%80%9F%E5%A0%B1-104.4%E5%85%AC%E5%BC%8F-%E6%96%B0(%E6%94%B9%E8%A1%A86%E5%85%AC%E5%BC%8F).xls'#$當月速報連結.AZ35]" office:value-type="float" office:value="103" calcext:value-type="float">
            <text:p><text:s text:c="3"/>103 </text:p>
          </table:table-cell>
          <table:table-cell table:style-name="ce26" table:formula="of:=[.B26]/['file:///D:/0662/A.%E9%80%9F%E5%A0%B1/104%E5%B9%B4/%E9%80%9F%E5%A0%B1-104.4%E5%85%AC%E5%BC%8F-%E6%96%B0(%E6%94%B9%E8%A1%A86%E5%85%AC%E5%BC%8F).xls'#$當月速報連結.AZ35]*1000" office:value-type="float" office:value="0.238174519488688" calcext:value-type="float">
            <text:p><text:s text:c="3"/>0.24 </text:p>
          </table:table-cell>
          <table:table-cell table:style-name="ce26" table:formula="of:=[.B26]/['file:///D:/0662/A.%E9%80%9F%E5%A0%B1/104%E5%B9%B4/%E9%80%9F%E5%A0%B1-104.4%E5%85%AC%E5%BC%8F-%E6%96%B0(%E6%94%B9%E8%A1%A86%E5%85%AC%E5%BC%8F).xls'#$當月速報連結.AZ35]*365/30*1000" office:value-type="float" office:value="2.89778998711237" calcext:value-type="float">
            <text:p><text:s text:c="3"/>2.90 </text:p>
          </table:table-cell>
          <table:table-cell table:style-name="ce32" table:formula="of:=[.H26]-[.K26]" office:value-type="float" office:value="185" calcext:value-type="float">
            <text:p><text:s text:c="3"/>185 </text:p>
          </table:table-cell>
          <table:table-cell table:style-name="ce26" table:formula="of:=[.E26]/['file:///D:/0662/A.%E9%80%9F%E5%A0%B1/104%E5%B9%B4/%E9%80%9F%E5%A0%B1-104.4%E5%85%AC%E5%BC%8F-%E6%96%B0(%E6%94%B9%E8%A1%A86%E5%85%AC%E5%BC%8F).xls'#$當月速報連結.BC35]*1000" office:value-type="float" office:value="0.42773824731363" calcext:value-type="float">
            <text:p><text:s text:c="3"/>0.43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35]" office:value-type="float" office:value="5.2" calcext:value-type="float">
            <text:p><text:s text:c="3"/>5.20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35]" office:value-type="float" office:value="397" calcext:value-type="float">
            <text:p><text:s text:c="3"/>397 </text:p>
          </table:table-cell>
          <table:table-cell table:style-name="ce26" table:formula="of:=[.H26]/['file:///D:/0662/A.%E9%80%9F%E5%A0%B1/104%E5%B9%B4/%E9%80%9F%E5%A0%B1-104.4%E5%85%AC%E5%BC%8F-%E6%96%B0(%E6%94%B9%E8%A1%A86%E5%85%AC%E5%BC%8F).xls'#$當月速報連結.BC35]*1000" office:value-type="float" office:value="0.91790315774871" calcext:value-type="float">
            <text:p><text:s text:c="3"/>0.92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35]" office:value-type="float" office:value="11.17" calcext:value-type="float">
            <text:p><text:s text:c="3"/>11.17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35]" office:value-type="float" office:value="212" calcext:value-type="float">
            <text:p><text:s text:c="3"/>212 </text:p>
          </table:table-cell>
          <table:table-cell table:style-name="ce26" table:formula="of:=[.K26]/['file:///D:/0662/A.%E9%80%9F%E5%A0%B1/104%E5%B9%B4/%E9%80%9F%E5%A0%B1-104.4%E5%85%AC%E5%BC%8F-%E6%96%B0(%E6%94%B9%E8%A1%A86%E5%85%AC%E5%BC%8F).xls'#$當月速報連結.BC35]*1000" office:value-type="float" office:value="0.490164910435079" calcext:value-type="float">
            <text:p><text:s text:c="3"/>0.49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35]" office:value-type="float" office:value="5.96" calcext:value-type="float">
            <text:p><text:s text:c="3"/>5.96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35]" office:value-type="float" office:value="186" calcext:value-type="float">
            <text:p><text:s text:c="3"/>186 </text:p>
          </table:table-cell>
          <table:table-cell table:style-name="ce26" table:formula="of:=[.N26]/['file:///D:/0662/A.%E9%80%9F%E5%A0%B1/104%E5%B9%B4/%E9%80%9F%E5%A0%B1-104.4%E5%85%AC%E5%BC%8F-%E6%96%B0(%E6%94%B9%E8%A1%A86%E5%85%AC%E5%BC%8F).xls'#$當月速報連結.BC35]*1000" office:value-type="float" office:value="0.430050345947758" calcext:value-type="float">
            <text:p><text:s text:c="3"/>0.43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35]" office:value-type="float" office:value="5.23" calcext:value-type="float">
            <text:p><text:s text:c="3"/>5.23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35]" office:value-type="float" office:value="92" calcext:value-type="float">
            <text:p><text:s text:c="3"/>92 </text:p>
          </table:table-cell>
          <table:table-cell table:style-name="ce26" table:formula="of:=[.Q26]/['file:///D:/0662/A.%E9%80%9F%E5%A0%B1/104%E5%B9%B4/%E9%80%9F%E5%A0%B1-104.4%E5%85%AC%E5%BC%8F-%E6%96%B0(%E6%94%B9%E8%A1%A86%E5%85%AC%E5%BC%8F).xls'#$當月速報連結.BC35]*1000" office:value-type="float" office:value="0.212713074339751" calcext:value-type="float">
            <text:p><text:s text:c="3"/>0.21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35]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嘉義市" calcext:value-type="string">
            <text:p><text:s/>嘉義市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36]-['file:///D:/0662/A.%E9%80%9F%E5%A0%B1/104%E5%B9%B4/%E9%80%9F%E5%A0%B1-104.4%E5%85%AC%E5%BC%8F-%E6%96%B0(%E6%94%B9%E8%A1%A86%E5%85%AC%E5%BC%8F).xls'#$當月速報連結.AZ36]" office:value-type="float" office:value="142" calcext:value-type="float">
            <text:p><text:s text:c="3"/>142 </text:p>
          </table:table-cell>
          <table:table-cell table:style-name="ce26" table:formula="of:=[.B27]/['file:///D:/0662/A.%E9%80%9F%E5%A0%B1/104%E5%B9%B4/%E9%80%9F%E5%A0%B1-104.4%E5%85%AC%E5%BC%8F-%E6%96%B0(%E6%94%B9%E8%A1%A86%E5%85%AC%E5%BC%8F).xls'#$當月速報連結.AZ36]*1000" office:value-type="float" office:value="0.524242524929209" calcext:value-type="float">
            <text:p><text:s text:c="3"/>0.52 </text:p>
          </table:table-cell>
          <table:table-cell table:style-name="ce26" table:formula="of:=[.B27]/['file:///D:/0662/A.%E9%80%9F%E5%A0%B1/104%E5%B9%B4/%E9%80%9F%E5%A0%B1-104.4%E5%85%AC%E5%BC%8F-%E6%96%B0(%E6%94%B9%E8%A1%A86%E5%85%AC%E5%BC%8F).xls'#$當月速報連結.AZ36]*365/30*1000" office:value-type="float" office:value="6.37828405330537" calcext:value-type="float">
            <text:p><text:s text:c="3"/>6.38 </text:p>
          </table:table-cell>
          <table:table-cell table:style-name="ce32" table:formula="of:=[.H27]-[.K27]" office:value-type="float" office:value="14" calcext:value-type="float">
            <text:p><text:s text:c="3"/>14 </text:p>
          </table:table-cell>
          <table:table-cell table:style-name="ce26" table:formula="of:=[.E27]/['file:///D:/0662/A.%E9%80%9F%E5%A0%B1/104%E5%B9%B4/%E9%80%9F%E5%A0%B1-104.4%E5%85%AC%E5%BC%8F-%E6%96%B0(%E6%94%B9%E8%A1%A86%E5%85%AC%E5%BC%8F).xls'#$當月速報連結.BC36]*1000" office:value-type="float" office:value="0.0516723383209443" calcext:value-type="float">
            <text:p><text:s text:c="3"/>0.05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36]" office:value-type="float" office:value="0.63" calcext:value-type="float">
            <text:p><text:s text:c="3"/>0.63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36]" office:value-type="float" office:value="181" calcext:value-type="float">
            <text:p><text:s text:c="3"/>181 </text:p>
          </table:table-cell>
          <table:table-cell table:style-name="ce26" table:formula="of:=[.H27]/['file:///D:/0662/A.%E9%80%9F%E5%A0%B1/104%E5%B9%B4/%E9%80%9F%E5%A0%B1-104.4%E5%85%AC%E5%BC%8F-%E6%96%B0(%E6%94%B9%E8%A1%A86%E5%85%AC%E5%BC%8F).xls'#$當月速報連結.BC36]*1000" office:value-type="float" office:value="0.668049516863637" calcext:value-type="float">
            <text:p><text:s text:c="3"/>0.67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36]" office:value-type="float" office:value="8.13" calcext:value-type="float">
            <text:p><text:s text:c="3"/>8.13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36]" office:value-type="float" office:value="167" calcext:value-type="float">
            <text:p><text:s text:c="3"/>167 </text:p>
          </table:table-cell>
          <table:table-cell table:style-name="ce26" table:formula="of:=[.K27]/['file:///D:/0662/A.%E9%80%9F%E5%A0%B1/104%E5%B9%B4/%E9%80%9F%E5%A0%B1-104.4%E5%85%AC%E5%BC%8F-%E6%96%B0(%E6%94%B9%E8%A1%A86%E5%85%AC%E5%BC%8F).xls'#$當月速報連結.BC36]*1000" office:value-type="float" office:value="0.616377178542692" calcext:value-type="float">
            <text:p><text:s text:c="3"/>0.62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36]" office:value-type="float" office:value="7.5" calcext:value-type="float">
            <text:p><text:s text:c="3"/>7.50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36]" office:value-type="float" office:value="102" calcext:value-type="float">
            <text:p><text:s text:c="3"/>102 </text:p>
          </table:table-cell>
          <table:table-cell table:style-name="ce26" table:formula="of:=[.N27]/['file:///D:/0662/A.%E9%80%9F%E5%A0%B1/104%E5%B9%B4/%E9%80%9F%E5%A0%B1-104.4%E5%85%AC%E5%BC%8F-%E6%96%B0(%E6%94%B9%E8%A1%A86%E5%85%AC%E5%BC%8F).xls'#$當月速報連結.BC36]*1000" office:value-type="float" office:value="0.376469893481165" calcext:value-type="float">
            <text:p><text:s text:c="3"/>0.38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36]" office:value-type="float" office:value="4.58" calcext:value-type="float">
            <text:p><text:s text:c="3"/>4.58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36]" office:value-type="float" office:value="48" calcext:value-type="float">
            <text:p><text:s text:c="3"/>48 </text:p>
          </table:table-cell>
          <table:table-cell table:style-name="ce26" table:formula="of:=[.Q27]/['file:///D:/0662/A.%E9%80%9F%E5%A0%B1/104%E5%B9%B4/%E9%80%9F%E5%A0%B1-104.4%E5%85%AC%E5%BC%8F-%E6%96%B0(%E6%94%B9%E8%A1%A86%E5%85%AC%E5%BC%8F).xls'#$當月速報連結.BC36]*1000" office:value-type="float" office:value="0.177162302814666" calcext:value-type="float">
            <text:p><text:s text:c="3"/>0.18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36]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福建省" calcext:value-type="string">
            <text:p><text:s/>福建省 </text:p>
          </table:table-cell>
          <table:table-cell table:style-name="ce19" table:formula="of:=['file:///D:/0662/A.%E9%80%9F%E5%A0%B1/104%E5%B9%B4/%E9%80%9F%E5%A0%B1-104.4%E5%85%AC%E5%BC%8F-%E6%96%B0(%E6%94%B9%E8%A1%A86%E5%85%AC%E5%BC%8F).xls'#$當月速報連結.G37]-['file:///D:/0662/A.%E9%80%9F%E5%A0%B1/104%E5%B9%B4/%E9%80%9F%E5%A0%B1-104.4%E5%85%AC%E5%BC%8F-%E6%96%B0(%E6%94%B9%E8%A1%A86%E5%85%AC%E5%BC%8F).xls'#$當月速報連結.AZ37]" office:value-type="float" office:value="480" calcext:value-type="float">
            <text:p><text:s text:c="3"/>480 </text:p>
          </table:table-cell>
          <table:table-cell table:style-name="ce25" table:formula="of:=[.B28]/['file:///D:/0662/A.%E9%80%9F%E5%A0%B1/104%E5%B9%B4/%E9%80%9F%E5%A0%B1-104.4%E5%85%AC%E5%BC%8F-%E6%96%B0(%E6%94%B9%E8%A1%A86%E5%85%AC%E5%BC%8F).xls'#$當月速報連結.AZ37]*1000" office:value-type="float" office:value="3.39395310688124" calcext:value-type="float">
            <text:p><text:s text:c="3"/>3.39 </text:p>
          </table:table-cell>
          <table:table-cell table:style-name="ce25" table:formula="of:=[.B28]/['file:///D:/0662/A.%E9%80%9F%E5%A0%B1/104%E5%B9%B4/%E9%80%9F%E5%A0%B1-104.4%E5%85%AC%E5%BC%8F-%E6%96%B0(%E6%94%B9%E8%A1%A86%E5%85%AC%E5%BC%8F).xls'#$當月速報連結.AZ37]*365/30*1000" office:value-type="float" office:value="41.2930961337218" calcext:value-type="float">
            <text:p><text:s text:c="3"/>41.29 </text:p>
          </table:table-cell>
          <table:table-cell table:style-name="ce32" table:formula="of:=[.H28]-[.K28]" office:value-type="float" office:value="67" calcext:value-type="float">
            <text:p><text:s text:c="3"/>67 </text:p>
          </table:table-cell>
          <table:table-cell table:style-name="ce25" table:formula="of:=[.E28]/['file:///D:/0662/A.%E9%80%9F%E5%A0%B1/104%E5%B9%B4/%E9%80%9F%E5%A0%B1-104.4%E5%85%AC%E5%BC%8F-%E6%96%B0(%E6%94%B9%E8%A1%A86%E5%85%AC%E5%BC%8F).xls'#$當月速報連結.BC37]*1000" office:value-type="float" office:value="0.472936725301409" calcext:value-type="float">
            <text:p><text:s text:c="3"/>0.47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O37]" office:value-type="float" office:value="5.75" calcext:value-type="float">
            <text:p><text:s text:c="3"/>5.75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J37]" office:value-type="float" office:value="124" calcext:value-type="float">
            <text:p><text:s text:c="3"/>124 </text:p>
          </table:table-cell>
          <table:table-cell table:style-name="ce25" table:formula="of:=[.H28]/['file:///D:/0662/A.%E9%80%9F%E5%A0%B1/104%E5%B9%B4/%E9%80%9F%E5%A0%B1-104.4%E5%85%AC%E5%BC%8F-%E6%96%B0(%E6%94%B9%E8%A1%A86%E5%85%AC%E5%BC%8F).xls'#$當月速報連結.BC37]*1000" office:value-type="float" office:value="0.875285879662309" calcext:value-type="float">
            <text:p><text:s text:c="3"/>0.88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K37]" office:value-type="float" office:value="10.65" calcext:value-type="float">
            <text:p><text:s text:c="3"/>10.65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L37]" office:value-type="float" office:value="57" calcext:value-type="float">
            <text:p><text:s text:c="3"/>57 </text:p>
          </table:table-cell>
          <table:table-cell table:style-name="ce25" table:formula="of:=[.K28]/['file:///D:/0662/A.%E9%80%9F%E5%A0%B1/104%E5%B9%B4/%E9%80%9F%E5%A0%B1-104.4%E5%85%AC%E5%BC%8F-%E6%96%B0(%E6%94%B9%E8%A1%A86%E5%85%AC%E5%BC%8F).xls'#$當月速報連結.BC37]*1000" office:value-type="float" office:value="0.4023491543609" calcext:value-type="float">
            <text:p><text:s text:c="3"/>0.40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M37]" office:value-type="float" office:value="4.9" calcext:value-type="float">
            <text:p><text:s text:c="3"/>4.90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P37]" office:value-type="float" office:value="56" calcext:value-type="float">
            <text:p><text:s text:c="3"/>56 </text:p>
          </table:table-cell>
          <table:table-cell table:style-name="ce25" table:formula="of:=[.N28]/['file:///D:/0662/A.%E9%80%9F%E5%A0%B1/104%E5%B9%B4/%E9%80%9F%E5%A0%B1-104.4%E5%85%AC%E5%BC%8F-%E6%96%B0(%E6%94%B9%E8%A1%A86%E5%85%AC%E5%BC%8F).xls'#$當月速報連結.BC37]*1000" office:value-type="float" office:value="0.395290397266849" calcext:value-type="float">
            <text:p><text:s text:c="3"/>0.40 </text:p>
          </table:table-cell>
          <table:table-cell table:style-name="ce25" table:formula="of:=['file:///D:/0662/A.%E9%80%9F%E5%A0%B1/104%E5%B9%B4/%E9%80%9F%E5%A0%B1-104.4%E5%85%AC%E5%BC%8F-%E6%96%B0(%E6%94%B9%E8%A1%A86%E5%85%AC%E5%BC%8F).xls'#$當月速報連結.Q37]" office:value-type="float" office:value="4.81" calcext:value-type="float">
            <text:p><text:s text:c="3"/>4.81 </text:p>
          </table:table-cell>
          <table:table-cell table:style-name="ce31" table:formula="of:=['file:///D:/0662/A.%E9%80%9F%E5%A0%B1/104%E5%B9%B4/%E9%80%9F%E5%A0%B1-104.4%E5%85%AC%E5%BC%8F-%E6%96%B0(%E6%94%B9%E8%A1%A86%E5%85%AC%E5%BC%8F).xls'#$當月速報連結.R37]" office:value-type="float" office:value="15" calcext:value-type="float">
            <text:p><text:s text:c="3"/>15 </text:p>
          </table:table-cell>
          <table:table-cell table:style-name="ce25" table:formula="of:=[.Q28]/['file:///D:/0662/A.%E9%80%9F%E5%A0%B1/104%E5%B9%B4/%E9%80%9F%E5%A0%B1-104.4%E5%85%AC%E5%BC%8F-%E6%96%B0(%E6%94%B9%E8%A1%A86%E5%85%AC%E5%BC%8F).xls'#$當月速報連結.BC37]*1000" office:value-type="float" office:value="0.105881356410763" calcext:value-type="float">
            <text:p><text:s text:c="3"/>0.11 </text:p>
          </table:table-cell>
          <table:table-cell table:style-name="ce40" table:formula="of:=['file:///D:/0662/A.%E9%80%9F%E5%A0%B1/104%E5%B9%B4/%E9%80%9F%E5%A0%B1-104.4%E5%85%AC%E5%BC%8F-%E6%96%B0(%E6%94%B9%E8%A1%A86%E5%85%AC%E5%BC%8F).xls'#$當月速報連結.S37]" office:value-type="float" office:value="1.29" calcext:value-type="float">
            <text:p><text:s text:c="3"/>1.29 </text:p>
          </table:table-cell>
          <table:table-cell table:number-columns-repeated="1005"/>
        </table:table-row>
        <table:table-row table:style-name="ro12">
          <table:table-cell table:style-name="ce8" office:value-type="string" office:string-value="金門縣" calcext:value-type="string">
            <text:p><text:s/>金門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38]-['file:///D:/0662/A.%E9%80%9F%E5%A0%B1/104%E5%B9%B4/%E9%80%9F%E5%A0%B1-104.4%E5%85%AC%E5%BC%8F-%E6%96%B0(%E6%94%B9%E8%A1%A86%E5%85%AC%E5%BC%8F).xls'#$當月速報連結.AZ38]" office:value-type="float" office:value="499" calcext:value-type="float">
            <text:p><text:s text:c="3"/>499 </text:p>
          </table:table-cell>
          <table:table-cell table:style-name="ce26" table:formula="of:=[.B29]/['file:///D:/0662/A.%E9%80%9F%E5%A0%B1/104%E5%B9%B4/%E9%80%9F%E5%A0%B1-104.4%E5%85%AC%E5%BC%8F-%E6%96%B0(%E6%94%B9%E8%A1%A86%E5%85%AC%E5%BC%8F).xls'#$當月速報連結.AZ38]*1000" office:value-type="float" office:value="3.87049734727436" calcext:value-type="float">
            <text:p><text:s text:c="3"/>3.87 </text:p>
          </table:table-cell>
          <table:table-cell table:style-name="ce26" table:formula="of:=[.B29]/['file:///D:/0662/A.%E9%80%9F%E5%A0%B1/104%E5%B9%B4/%E9%80%9F%E5%A0%B1-104.4%E5%85%AC%E5%BC%8F-%E6%96%B0(%E6%94%B9%E8%A1%A86%E5%85%AC%E5%BC%8F).xls'#$當月速報連結.AZ38]*365/30*1000" office:value-type="float" office:value="47.0910510585048" calcext:value-type="float">
            <text:p><text:s text:c="3"/>47.09 </text:p>
          </table:table-cell>
          <table:table-cell table:style-name="ce32" table:formula="of:=[.H29]-[.K29]" office:value-type="float" office:value="57" calcext:value-type="float">
            <text:p><text:s text:c="3"/>57 </text:p>
          </table:table-cell>
          <table:table-cell table:style-name="ce26" table:formula="of:=[.E29]/['file:///D:/0662/A.%E9%80%9F%E5%A0%B1/104%E5%B9%B4/%E9%80%9F%E5%A0%B1-104.4%E5%85%AC%E5%BC%8F-%E6%96%B0(%E6%94%B9%E8%A1%A86%E5%85%AC%E5%BC%8F).xls'#$當月速報連結.BC38]*1000" office:value-type="float" office:value="0.44126697813406" calcext:value-type="float">
            <text:p><text:s text:c="3"/>0.44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38]" office:value-type="float" office:value="5.37" calcext:value-type="float">
            <text:p><text:s text:c="3"/>5.37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38]" office:value-type="float" office:value="112" calcext:value-type="float">
            <text:p><text:s text:c="3"/>112 </text:p>
          </table:table-cell>
          <table:table-cell table:style-name="ce26" table:formula="of:=[.H29]/['file:///D:/0662/A.%E9%80%9F%E5%A0%B1/104%E5%B9%B4/%E9%80%9F%E5%A0%B1-104.4%E5%85%AC%E5%BC%8F-%E6%96%B0(%E6%94%B9%E8%A1%A86%E5%85%AC%E5%BC%8F).xls'#$當月速報連結.BC38]*1000" office:value-type="float" office:value="0.867050904403767" calcext:value-type="float">
            <text:p><text:s text:c="3"/>0.87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38]" office:value-type="float" office:value="10.55" calcext:value-type="float">
            <text:p><text:s text:c="3"/>10.55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38]" office:value-type="float" office:value="55" calcext:value-type="float">
            <text:p><text:s text:c="3"/>55 </text:p>
          </table:table-cell>
          <table:table-cell table:style-name="ce26" table:formula="of:=[.K29]/['file:///D:/0662/A.%E9%80%9F%E5%A0%B1/104%E5%B9%B4/%E9%80%9F%E5%A0%B1-104.4%E5%85%AC%E5%BC%8F-%E6%96%B0(%E6%94%B9%E8%A1%A86%E5%85%AC%E5%BC%8F).xls'#$當月速報連結.BC38]*1000" office:value-type="float" office:value="0.425783926269707" calcext:value-type="float">
            <text:p><text:s text:c="3"/>0.43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38]" office:value-type="float" office:value="5.18" calcext:value-type="float">
            <text:p><text:s text:c="3"/>5.18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38]" office:value-type="float" office:value="49" calcext:value-type="float">
            <text:p><text:s text:c="3"/>49 </text:p>
          </table:table-cell>
          <table:table-cell table:style-name="ce26" table:formula="of:=[.N29]/['file:///D:/0662/A.%E9%80%9F%E5%A0%B1/104%E5%B9%B4/%E9%80%9F%E5%A0%B1-104.4%E5%85%AC%E5%BC%8F-%E6%96%B0(%E6%94%B9%E8%A1%A86%E5%85%AC%E5%BC%8F).xls'#$當月速報連結.BC38]*1000" office:value-type="float" office:value="0.379334770676648" calcext:value-type="float">
            <text:p><text:s text:c="3"/>0.38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38]" office:value-type="float" office:value="4.62" calcext:value-type="float">
            <text:p><text:s text:c="3"/>4.62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38]" office:value-type="float" office:value="14" calcext:value-type="float">
            <text:p><text:s text:c="3"/>14 </text:p>
          </table:table-cell>
          <table:table-cell table:style-name="ce26" table:formula="of:=[.Q29]/['file:///D:/0662/A.%E9%80%9F%E5%A0%B1/104%E5%B9%B4/%E9%80%9F%E5%A0%B1-104.4%E5%85%AC%E5%BC%8F-%E6%96%B0(%E6%94%B9%E8%A1%A86%E5%85%AC%E5%BC%8F).xls'#$當月速報連結.BC38]*1000" office:value-type="float" office:value="0.108381363050471" calcext:value-type="float">
            <text:p><text:s text:c="3"/>0.11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38]" office:value-type="float" office:value="1.32" calcext:value-type="float">
            <text:p><text:s text:c="3"/>1.32 </text:p>
          </table:table-cell>
          <table:table-cell table:number-columns-repeated="1005"/>
        </table:table-row>
        <table:table-row table:style-name="ro12">
          <table:table-cell table:style-name="ce8" office:value-type="string" office:string-value="連江縣" calcext:value-type="string">
            <text:p><text:s/>連江縣 </text:p>
          </table:table-cell>
          <table:table-cell table:style-name="ce20" table:formula="of:=['file:///D:/0662/A.%E9%80%9F%E5%A0%B1/104%E5%B9%B4/%E9%80%9F%E5%A0%B1-104.4%E5%85%AC%E5%BC%8F-%E6%96%B0(%E6%94%B9%E8%A1%A86%E5%85%AC%E5%BC%8F).xls'#$當月速報連結.G39]-['file:///D:/0662/A.%E9%80%9F%E5%A0%B1/104%E5%B9%B4/%E9%80%9F%E5%A0%B1-104.4%E5%85%AC%E5%BC%8F-%E6%96%B0(%E6%94%B9%E8%A1%A86%E5%85%AC%E5%BC%8F).xls'#$當月速報連結.AZ39]" office:value-type="float" office:value="-19" calcext:value-type="float">
            <text:p><text:s/>－19 </text:p>
          </table:table-cell>
          <table:table-cell table:style-name="ce26" table:formula="of:=[.B30]/['file:///D:/0662/A.%E9%80%9F%E5%A0%B1/104%E5%B9%B4/%E9%80%9F%E5%A0%B1-104.4%E5%85%AC%E5%BC%8F-%E6%96%B0(%E6%94%B9%E8%A1%A86%E5%85%AC%E5%BC%8F).xls'#$當月速報連結.AZ39]*1000" office:value-type="float" office:value="-1.51951375559821" calcext:value-type="float">
            <text:p><text:s/>－1.52 </text:p>
          </table:table-cell>
          <table:table-cell table:style-name="ce26" table:formula="of:=[.B30]/['file:///D:/0662/A.%E9%80%9F%E5%A0%B1/104%E5%B9%B4/%E9%80%9F%E5%A0%B1-104.4%E5%85%AC%E5%BC%8F-%E6%96%B0(%E6%94%B9%E8%A1%A86%E5%85%AC%E5%BC%8F).xls'#$當月速報連結.AZ39]*365/30*1000" office:value-type="float" office:value="-18.4874173597782" calcext:value-type="float">
            <text:p><text:s/>－18.49 </text:p>
          </table:table-cell>
          <table:table-cell table:style-name="ce32" table:formula="of:=[.H30]-[.K30]" office:value-type="float" office:value="10" calcext:value-type="float">
            <text:p><text:s text:c="3"/>10 </text:p>
          </table:table-cell>
          <table:table-cell table:style-name="ce26" table:formula="of:=[.E30]/['file:///D:/0662/A.%E9%80%9F%E5%A0%B1/104%E5%B9%B4/%E9%80%9F%E5%A0%B1-104.4%E5%85%AC%E5%BC%8F-%E6%96%B0(%E6%94%B9%E8%A1%A86%E5%85%AC%E5%BC%8F).xls'#$當月速報連結.BC39]*1000" office:value-type="float" office:value="0.800352154948177" calcext:value-type="float">
            <text:p><text:s text:c="3"/>0.80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O39]" office:value-type="float" office:value="9.74" calcext:value-type="float">
            <text:p><text:s text:c="3"/>9.74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J39]" office:value-type="float" office:value="12" calcext:value-type="float">
            <text:p><text:s text:c="3"/>12 </text:p>
          </table:table-cell>
          <table:table-cell table:style-name="ce26" table:formula="of:=[.H30]/['file:///D:/0662/A.%E9%80%9F%E5%A0%B1/104%E5%B9%B4/%E9%80%9F%E5%A0%B1-104.4%E5%85%AC%E5%BC%8F-%E6%96%B0(%E6%94%B9%E8%A1%A86%E5%85%AC%E5%BC%8F).xls'#$當月速報連結.BC39]*1000" office:value-type="float" office:value="0.960422585937813" calcext:value-type="float">
            <text:p><text:s text:c="3"/>0.96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K39]" office:value-type="float" office:value="11.69" calcext:value-type="float">
            <text:p><text:s text:c="3"/>11.69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L39]" office:value-type="float" office:value="2" calcext:value-type="float">
            <text:p><text:s text:c="3"/>2 </text:p>
          </table:table-cell>
          <table:table-cell table:style-name="ce26" table:formula="of:=[.K30]/['file:///D:/0662/A.%E9%80%9F%E5%A0%B1/104%E5%B9%B4/%E9%80%9F%E5%A0%B1-104.4%E5%85%AC%E5%BC%8F-%E6%96%B0(%E6%94%B9%E8%A1%A86%E5%85%AC%E5%BC%8F).xls'#$當月速報連結.BC39]*1000" office:value-type="float" office:value="0.160070430989635" calcext:value-type="float">
            <text:p><text:s text:c="3"/>0.16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M39]" office:value-type="float" office:value="1.95" calcext:value-type="float">
            <text:p><text:s text:c="3"/>1.95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P39]" office:value-type="float" office:value="7" calcext:value-type="float">
            <text:p><text:s text:c="3"/>7 </text:p>
          </table:table-cell>
          <table:table-cell table:style-name="ce26" table:formula="of:=[.N30]/['file:///D:/0662/A.%E9%80%9F%E5%A0%B1/104%E5%B9%B4/%E9%80%9F%E5%A0%B1-104.4%E5%85%AC%E5%BC%8F-%E6%96%B0(%E6%94%B9%E8%A1%A86%E5%85%AC%E5%BC%8F).xls'#$當月速報連結.BC39]*1000" office:value-type="float" office:value="0.560246508463724" calcext:value-type="float">
            <text:p><text:s text:c="3"/>0.56 </text:p>
          </table:table-cell>
          <table:table-cell table:style-name="ce26" table:formula="of:=['file:///D:/0662/A.%E9%80%9F%E5%A0%B1/104%E5%B9%B4/%E9%80%9F%E5%A0%B1-104.4%E5%85%AC%E5%BC%8F-%E6%96%B0(%E6%94%B9%E8%A1%A86%E5%85%AC%E5%BC%8F).xls'#$當月速報連結.Q39]" office:value-type="float" office:value="6.82" calcext:value-type="float">
            <text:p><text:s text:c="3"/>6.82 </text:p>
          </table:table-cell>
          <table:table-cell table:style-name="ce32" table:formula="of:=['file:///D:/0662/A.%E9%80%9F%E5%A0%B1/104%E5%B9%B4/%E9%80%9F%E5%A0%B1-104.4%E5%85%AC%E5%BC%8F-%E6%96%B0(%E6%94%B9%E8%A1%A86%E5%85%AC%E5%BC%8F).xls'#$當月速報連結.R39]" office:value-type="float" office:value="1" calcext:value-type="float">
            <text:p><text:s text:c="3"/>1 </text:p>
          </table:table-cell>
          <table:table-cell table:style-name="ce26" table:formula="of:=[.Q30]/['file:///D:/0662/A.%E9%80%9F%E5%A0%B1/104%E5%B9%B4/%E9%80%9F%E5%A0%B1-104.4%E5%85%AC%E5%BC%8F-%E6%96%B0(%E6%94%B9%E8%A1%A86%E5%85%AC%E5%BC%8F).xls'#$當月速報連結.BC39]*1000" office:value-type="float" office:value="0.0800352154948177" calcext:value-type="float">
            <text:p><text:s text:c="3"/>0.08 </text:p>
          </table:table-cell>
          <table:table-cell table:style-name="ce41" table:formula="of:=['file:///D:/0662/A.%E9%80%9F%E5%A0%B1/104%E5%B9%B4/%E9%80%9F%E5%A0%B1-104.4%E5%85%AC%E5%BC%8F-%E6%96%B0(%E6%94%B9%E8%A1%A86%E5%85%AC%E5%BC%8F).xls'#$當月速報連結.S39]" office:value-type="float" office:value="0.97" calcext:value-type="float">
            <text:p><text:s text:c="3"/>0.97 </text:p>
          </table:table-cell>
          <table:table-cell table:number-columns-repeated="1005"/>
        </table:table-row>
        <table:table-row table:style-name="ro13">
          <table:table-cell table:style-name="ce9"/>
          <table:table-cell table:style-name="ce21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21"/>
          <table:table-cell table:style-name="ce27"/>
          <table:table-cell table:style-name="ce42"/>
          <table:table-cell table:number-columns-repeated="1005"/>
        </table:table-row>
        <table:table-row table:style-name="ro14">
          <table:table-cell table:style-name="ce10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3" table:number-columns-repeated="14"/>
          <table:table-cell table:style-name="ce36" office:value-type="string" calcext:value-type="string" table:number-columns-spanned="4" table:number-rows-spanned="1">
            <text:p>內政部戶政司 民國104年5月5日編製</text:p>
          </table:table-cell>
          <table:covered-table-cell table:number-columns-repeated="3" table:style-name="ce38"/>
          <table:table-cell table:number-columns-repeated="1005"/>
        </table:table-row>
        <table:table-row table:style-name="ro15">
          <table:table-cell table:style-name="ce11" office:value-type="string" calcext:value-type="string">
            <text:p><text:s text:c="7"/>「0.00」表示未滿百分之0.005。</text:p>
          </table:table-cell>
          <table:table-cell table:style-name="ce22" table:number-columns-repeated="18"/>
          <table:table-cell table:style-name="ce44" table:number-columns-repeated="1005"/>
        </table:table-row>
        <table:table-row table:style-name="ro14">
          <table:table-cell table:style-name="ce12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3" table:number-columns-repeated="17"/>
          <table:table-cell/>
          <table:table-cell table:style-name="ce13" table:number-columns-repeated="1005"/>
        </table:table-row>
        <table:table-row table:style-name="ro16" table:number-rows-repeated="39">
          <table:table-cell table:style-name="ce13" table:number-columns-repeated="1024"/>
        </table:table-row>
        <table:table-row table:style-name="ro17" table:number-rows-repeated="2843">
          <table:table-cell table:style-name="ce13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4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4%E5%B9%B4/%E9%80%9F%E5%A0%B1-104.4%E5%85%AC%E5%BC%8F-%E6%96%B0(%E6%94%B9%E8%A1%A86%E5%85%AC%E5%BC%8F).xls'#$''.$V$7:.$AW$43]"/>
          <table:named-expression table:name="P_1" table:base-cell-address="$'06-人口增加&amp;生死結離'.$A$1" table:expression="['file:///D:/0662/A.%E9%80%9F%E5%A0%B1/104%E5%B9%B4/%E9%80%9F%E5%A0%B1-104.4%E5%85%AC%E5%BC%8F-%E6%96%B0(%E6%94%B9%E8%A1%A86%E5%85%AC%E5%BC%8F).xls'#$''.$A$7:.$U$40]"/>
          <table:named-expression table:name="P_11" table:base-cell-address="$'06-人口增加&amp;生死結離'.$A$1" table:expression="['file:///D:/0662/A.%E9%80%9F%E5%A0%B1/104%E5%B9%B4/%E9%80%9F%E5%A0%B1-104.4%E5%85%AC%E5%BC%8F-%E6%96%B0(%E6%94%B9%E8%A1%A86%E5%85%AC%E5%BC%8F).xls'#$''.$A$87:.$M$119]"/>
          <table:named-expression table:name="P_2" table:base-cell-address="$'06-人口增加&amp;生死結離'.$A$1" table:expression="['file:///D:/0662/A.%E9%80%9F%E5%A0%B1/104%E5%B9%B4/%E9%80%9F%E5%A0%B1-104.4%E5%85%AC%E5%BC%8F-%E6%96%B0(%E6%94%B9%E8%A1%A86%E5%85%AC%E5%BC%8F).xls'#$''.$V$7:.$AW$43]"/>
          <table:named-expression table:name="_a" table:base-cell-address="$'06-人口增加&amp;生死結離'.$A$1" table:expression="['file:///D:/0662/A.%E9%80%9F%E5%A0%B1/104%E5%B9%B4/%E9%80%9F%E5%A0%B1-104.4%E5%85%AC%E5%BC%8F-%E6%96%B0(%E6%94%B9%E8%A1%A86%E5%85%AC%E5%BC%8F).xls'#$''.$B$80]"/>
          <table:named-expression table:name="_b" table:base-cell-address="$'06-人口增加&amp;生死結離'.$A$1" table:expression="['file:///D:/0662/A.%E9%80%9F%E5%A0%B1/104%E5%B9%B4/%E9%80%9F%E5%A0%B1-104.4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4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4%E5%B9%B4/%E9%80%9F%E5%A0%B1-104.4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4%E5%B9%B4/%E9%80%9F%E5%A0%B1-104.4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4%E5%B9%B4/%E9%80%9F%E5%A0%B1-104.4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4%E5%B9%B4/%E9%80%9F%E5%A0%B1-104.4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4%E5%B9%B4/%E9%80%9F%E5%A0%B1-104.4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4%E5%B9%B4/%E9%80%9F%E5%A0%B1-104.4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4%E5%B9%B4/%E9%80%9F%E5%A0%B1-104.4%E5%85%AC%E5%BC%8F-%E6%96%B0(%E6%94%B9%E8%A1%A86%E5%85%AC%E5%BC%8F).xls'#$''.$B$1:.$V$25]"/>
        <table:named-expression table:name="rd_rg_q9607" table:base-cell-address="$'06-人口增加&amp;生死結離'.$A$1" table:expression="['file:///D:/0662/A.%E9%80%9F%E5%A0%B1/104%E5%B9%B4/%E9%80%9F%E5%A0%B1-104.4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4%E5%B9%B4/%E9%80%9F%E5%A0%B1-104.4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4%E5%B9%B4/%E9%80%9F%E5%A0%B1-104.4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4%E5%B9%B4/%E9%80%9F%E5%A0%B1-104.4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4%E5%B9%B4/%E9%80%9F%E5%A0%B1-104.4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4%E5%B9%B4/%E9%80%9F%E5%A0%B1-104.4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4%E5%B9%B4/%E9%80%9F%E5%A0%B1-104.4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4%E5%B9%B4/%E9%80%9F%E5%A0%B1-104.4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4%E5%B9%B4/%E9%80%9F%E5%A0%B1-104.4%E5%85%AC%E5%BC%8F-%E6%96%B0(%E6%94%B9%E8%A1%A86%E5%85%AC%E5%BC%8F).xls'#$''.$B$1:.$V$44]"/>
        <table:named-expression table:name="rd_t9607" table:base-cell-address="$'06-人口增加&amp;生死結離'.$A$1" table:expression="['file:///D:/0662/A.%E9%80%9F%E5%A0%B1/104%E5%B9%B4/%E9%80%9F%E5%A0%B1-104.4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4%E5%B9%B4/%E9%80%9F%E5%A0%B1-104.4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4%E5%B9%B4/%E9%80%9F%E5%A0%B1-104.4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4%E5%B9%B4/%E9%80%9F%E5%A0%B1-104.4%E5%85%AC%E5%BC%8F-%E6%96%B0(%E6%94%B9%E8%A1%A86%E5%85%AC%E5%BC%8F).xls'#$''.$B$1:.$N$41]"/>
        <table:named-expression table:name="rd_t_9806_data" table:base-cell-address="$'06-人口增加&amp;生死結離'.$A$1" table:expression="['file:///D:/0662/A.%E9%80%9F%E5%A0%B1/104%E5%B9%B4/%E9%80%9F%E5%A0%B1-104.4%E5%85%AC%E5%BC%8F-%E6%96%B0(%E6%94%B9%E8%A1%A86%E5%85%AC%E5%BC%8F).xls'#$''.$B$1:.$P$45]"/>
        <table:named-expression table:name="rd_t_9807_data" table:base-cell-address="$'06-人口增加&amp;生死結離'.$A$1" table:expression="['file:///D:/0662/A.%E9%80%9F%E5%A0%B1/104%E5%B9%B4/%E9%80%9F%E5%A0%B1-104.4%E5%85%AC%E5%BC%8F-%E6%96%B0(%E6%94%B9%E8%A1%A86%E5%85%AC%E5%BC%8F).xls'#$''.$B$1:.$R$44]"/>
        <table:named-expression table:name="rd_t_9808_data" table:base-cell-address="$'06-人口增加&amp;生死結離'.$A$1" table:expression="['file:///D:/0662/A.%E9%80%9F%E5%A0%B1/104%E5%B9%B4/%E9%80%9F%E5%A0%B1-104.4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4%E5%B9%B4/%E9%80%9F%E5%A0%B1-104.4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4%E5%B9%B4/%E9%80%9F%E5%A0%B1-104.4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3:53:33</meta:creation-date>
    <dc:creator>溫麗華</dc:creator>
    <dc:date>2016-02-23T13:53:57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